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9" style:family="table-cell" style:parent-style-name="Default">
      <style:text-properties fo:color="#000000"/>
    </style:style>
    <style:style style:name="ce7" style:family="table-cell" style:parent-style-name="Default">
      <style:text-properties fo:color="#ce181e"/>
    </style:style>
    <style:style style:name="ce18" style:family="table-cell" style:parent-style-name="Default">
      <style:text-properties fo:color="#00599d"/>
    </style:style>
    <style:style style:name="ce6" style:family="table-cell" style:parent-style-name="Default">
      <style:text-properties fo:color="#ce181e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00599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color="#00599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color="#00599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2" style:family="table-cell" style:parent-style-name="Default" style:data-style-name="N99">
      <style:text-properties fo:color="#00599d" fo:font-weight="bold" style:font-weight-asian="bold" style:font-weight-complex="bold"/>
    </style:style>
    <style:style style:name="ce29" style:family="table-cell" style:parent-style-name="Default" style:data-style-name="N99">
      <style:text-properties fo:color="#ce181e" fo:font-weight="bold" style:font-weight-asian="bold" style:font-weight-complex="bold"/>
    </style:style>
    <style:style style:name="ce35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  <style:text-properties fo:color="#00599d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color="#00599d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44" style:family="table-cell" style:parent-style-name="Default" style:data-style-name="N99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38" style:family="table-cell" style:parent-style-name="Default" style:data-style-name="N99">
      <style:table-cell-properties fo:border-bottom="none" fo:border-left="none" fo:border-right="none" fo:border-top="0.06pt solid #000000"/>
      <style:text-properties fo:color="#ce181e" fo:font-weight="bold" style:font-weight-asian="bold" style:font-weight-complex="bold"/>
    </style:style>
    <style:style style:name="ce50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3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4"/>
        <table:table-column table:style-name="co2" table:default-cell-style-name="ce28"/>
        <table:table-column table:style-name="co2" table:default-cell-style-name="ce44"/>
        <table:table-column table:style-name="co2" table:default-cell-style-name="ce41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8" table:formula="of:=SUM([$fdtd.C1:$fdtd.ZZ1]) / COUNT([$fdtd.C1:$fdtd.ZZ1])" office:value-type="float" office:value="4.882066" calcext:value-type="float">
            <text:p>4.882066</text:p>
          </table:table-cell>
          <table:table-cell table:style-name="ce31" table:formula="of:=[.C2]&gt;[.D2]" office:value-type="float" office:value="0" calcext:value-type="float">
            <text:p>0</text:p>
          </table:table-cell>
          <table:table-cell table:style-name="ce40" table:formula="of:=(1-[.D2]/[.C2])*100" office:value-type="float" office:value="-1.11335021984917" calcext:value-type="float">
            <text:p>-1.113350219849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8" table:formula="of:=SUM([$nw.C1:$nw.ZZ1]) / COUNT([$nw.C1:$nw.ZZ1])" office:value-type="float" office:value="4.090618" calcext:value-type="float">
            <text:p>4.090618</text:p>
          </table:table-cell>
          <table:table-cell table:style-name="ce44" table:formula="of:=[.J2]&gt;[.K2]" office:value-type="boolean" office:boolean-value="false" calcext:value-type="boolean">
            <text:p>FALSE</text:p>
          </table:table-cell>
          <table:table-cell table:style-name="ce40" table:formula="of:=(1-[.K2]/[.J2])*100" office:value-type="float" office:value="-1.40231350742479" calcext:value-type="float">
            <text:p>-1.40231350742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89794" calcext:value-type="float">
            <text:p>2.89794</text:p>
          </table:table-cell>
          <table:table-cell table:formula="of:=[.Q2]&gt;[.R2]" office:value-type="boolean" office:boolean-value="false" calcext:value-type="boolean">
            <text:p>FALSE</text:p>
          </table:table-cell>
          <table:table-cell table:formula="of:=(1-[.R2]/[.Q2])*100" office:value-type="float" office:value="-12.2702103153588" calcext:value-type="float">
            <text:p>-12.27021031535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93504" calcext:value-type="float">
            <text:p>3.093504</text:p>
          </table:table-cell>
          <table:table-cell table:formula="of:=[.X2]&gt;[.Y2]" office:value-type="boolean" office:boolean-value="false" calcext:value-type="boolean">
            <text:p>FALSE</text:p>
          </table:table-cell>
          <table:table-cell table:style-name="ce40" table:formula="of:=(1-[.Y2]/[.X2])*100" office:value-type="float" office:value="-0.433778561579756" calcext:value-type="float">
            <text:p>-0.433778561579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714944" calcext:value-type="float">
            <text:p>8.714944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3.2660112984693" calcext:value-type="float">
            <text:p>3.26601129846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587386" calcext:value-type="float">
            <text:p>7.587386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3.83814827968225" calcext:value-type="float">
            <text:p>-3.838148279682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4.31115" calcext:value-type="float">
            <text:p>4.31115</text:p>
          </table:table-cell>
          <table:table-cell table:formula="of:=[.Q3]&gt;[.R3]" office:value-type="boolean" office:boolean-value="false" calcext:value-type="boolean">
            <text:p>FALSE</text:p>
          </table:table-cell>
          <table:table-cell table:formula="of:=(1-[.R3]/[.Q3])*100" office:value-type="float" office:value="-5.53233593120048" calcext:value-type="float">
            <text:p>-5.532335931200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861382" calcext:value-type="float">
            <text:p>5.861382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0.243019466235361" calcext:value-type="float">
            <text:p>0.2430194662353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5215" calcext:value-type="float">
            <text:p>13.5215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0.80200269570716" calcext:value-type="float">
            <text:p>-0.802002695707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01736" calcext:value-type="float">
            <text:p>11.01736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0.687526103235814" calcext:value-type="float">
            <text:p>-0.687526103235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703476" calcext:value-type="float">
            <text:p>5.703476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3.57706022240971" calcext:value-type="float">
            <text:p>-3.577060222409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063562" calcext:value-type="float">
            <text:p>9.063562</text:p>
          </table:table-cell>
          <table:table-cell table:formula="of:=[.X4]&gt;[.Y4]" office:value-type="boolean" office:boolean-value="true" calcext:value-type="boolean">
            <text:p>TRUE</text:p>
          </table:table-cell>
          <table:table-cell table:formula="of:=(1-[.Y4]/[.X4])*100" office:value-type="float" office:value="0.673870058617743" calcext:value-type="float">
            <text:p>0.6738700586177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35574" calcext:value-type="float">
            <text:p>17.35574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0.396903282084848" calcext:value-type="float">
            <text:p>0.3969032820848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86118" calcext:value-type="float">
            <text:p>13.86118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2.00795887795232" calcext:value-type="float">
            <text:p>2.007958877952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8029" calcext:value-type="float">
            <text:p>7.8029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1.79899054159754" calcext:value-type="float">
            <text:p>1.798990541597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70864" calcext:value-type="float">
            <text:p>11.70864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3.10132400646679" calcext:value-type="float">
            <text:p>-3.101324006466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0.99786" calcext:value-type="float">
            <text:p>20.99786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3.2537591886771" calcext:value-type="float">
            <text:p>-3.25375918867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13992" calcext:value-type="float">
            <text:p>16.13992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4.11226169046049" calcext:value-type="float">
            <text:p>4.112261690460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78183" calcext:value-type="float">
            <text:p>9.78183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4.11525296869868" calcext:value-type="float">
            <text:p>-4.11525296869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82384" calcext:value-type="float">
            <text:p>14.82384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4.78144731996502" calcext:value-type="float">
            <text:p>-4.78144731996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3.12088" calcext:value-type="float">
            <text:p>23.12088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1.88607505769066" calcext:value-type="float">
            <text:p>1.886075057690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77828" calcext:value-type="float">
            <text:p>18.77828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4.752610539952" calcext:value-type="float">
            <text:p>4.7526105399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9113" calcext:value-type="float">
            <text:p>10.9113</text:p>
          </table:table-cell>
          <table:table-cell table:formula="of:=[.Q7]&gt;[.R7]" office:value-type="boolean" office:boolean-value="true" calcext:value-type="boolean">
            <text:p>TRUE</text:p>
          </table:table-cell>
          <table:table-cell table:formula="of:=(1-[.R7]/[.Q7])*100" office:value-type="float" office:value="0.477759292500302" calcext:value-type="float">
            <text:p>0.4777592925003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1046" calcext:value-type="float">
            <text:p>16.1046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4.75677926206999" calcext:value-type="float">
            <text:p>4.75677926206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31036" calcext:value-type="float">
            <text:p>26.31036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3.29359640349726" calcext:value-type="float">
            <text:p>3.293596403497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56648" calcext:value-type="float">
            <text:p>22.56648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2.03717318820722" calcext:value-type="float">
            <text:p>-2.0371731882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78682" calcext:value-type="float">
            <text:p>12.78682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0.376249422045416" calcext:value-type="float">
            <text:p>-0.3762494220454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8.78418" calcext:value-type="float">
            <text:p>18.78418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1.36255320668401" calcext:value-type="float">
            <text:p>1.36255320668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30.01992" calcext:value-type="float">
            <text:p>30.01992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1.2470076066992" calcext:value-type="float">
            <text:p>-1.24700760669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80042" calcext:value-type="float">
            <text:p>24.80042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1.87759696179861" calcext:value-type="float">
            <text:p>-1.877596961798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3.73984" calcext:value-type="float">
            <text:p>13.73984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7.50522392882533" calcext:value-type="float">
            <text:p>7.505223928825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1.3064" calcext:value-type="float">
            <text:p>21.3064</text:p>
          </table:table-cell>
          <table:table-cell table:formula="of:=[.X9]&gt;[.Y9]" office:value-type="boolean" office:boolean-value="false" calcext:value-type="boolean">
            <text:p>FALSE</text:p>
          </table:table-cell>
          <table:table-cell table:formula="of:=(1-[.Y9]/[.X9])*100" office:value-type="float" office:value="-4.66853375921776" calcext:value-type="float">
            <text:p>-4.668533759217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4.35238" calcext:value-type="float">
            <text:p>34.35238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5.21557437904141" calcext:value-type="float">
            <text:p>-5.215574379041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7.08112" calcext:value-type="float">
            <text:p>27.08112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3.31396598420385" calcext:value-type="float">
            <text:p>3.313965984203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73638" calcext:value-type="float">
            <text:p>15.73638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2.7989711862983" calcext:value-type="float">
            <text:p>2.79897118629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73892" calcext:value-type="float">
            <text:p>21.73892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4.29749373764589" calcext:value-type="float">
            <text:p>4.297493737645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54.7116" calcext:value-type="float">
            <text:p>154.7116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8.0280305101485" calcext:value-type="float">
            <text:p>18.02803051014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102.07824" calcext:value-type="float">
            <text:p>102.07824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6.7683814169638" calcext:value-type="float">
            <text:p>46.768381416963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92508" calcext:value-type="float">
            <text:p>38.92508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09236493068983" calcext:value-type="float">
            <text:p>1.0923649306898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3.96058" calcext:value-type="float">
            <text:p>23.96058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3.30845752071292" calcext:value-type="float">
            <text:p>3.30845752071292</text:p>
          </table:table-cell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6" table:formula="of:=SUM([$fdtd.C11:$fdtd.ZZ11]) / COUNT([$fdtd.C11:$fdtd.ZZ11])" office:value-type="float" office:value="178.9596" calcext:value-type="float">
            <text:p>178.9596</text:p>
          </table:table-cell>
          <table:table-cell table:style-name="ce29" table:formula="of:=[.C12]&gt;[.D12]" office:value-type="boolean" office:boolean-value="true" calcext:value-type="boolean">
            <text:p>TRUE</text:p>
          </table:table-cell>
          <table:table-cell table:style-name="ce34" table:formula="of:=(1-[.D12]/[.C12])*100" office:value-type="float" office:value="10.3695311819168" calcext:value-type="float">
            <text:p>10.3695311819168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6" table:formula="of:=SUM([$nw.C11:$nw.ZZ11]) / COUNT([$nw.C11:$nw.ZZ11])" office:value-type="float" office:value="776.666" calcext:value-type="float">
            <text:p>776.666</text:p>
          </table:table-cell>
          <table:table-cell table:style-name="ce29" table:formula="of:=[.J12]&gt;[.K12]" office:value-type="boolean" office:boolean-value="true" calcext:value-type="boolean">
            <text:p>TRUE</text:p>
          </table:table-cell>
          <table:table-cell table:style-name="ce34" table:formula="of:=(1-[.K12]/[.J12])*100" office:value-type="float" office:value="40.0081413914055" calcext:value-type="float">
            <text:p>40.0081413914055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6" table:formula="of:=SUM([$ra.C11:$ra.ZZ11]) / COUNT([$ra.C11:$ra.ZZ11])" office:value-type="float" office:value="44.26156" calcext:value-type="float">
            <text:p>44.26156</text:p>
          </table:table-cell>
          <table:table-cell table:style-name="ce29" table:formula="of:=[.Q12]&gt;[.R12]" office:value-type="boolean" office:boolean-value="true" calcext:value-type="boolean">
            <text:p>TRUE</text:p>
          </table:table-cell>
          <table:table-cell table:style-name="ce34" table:formula="of:=(1-[.R12]/[.Q12])*100" office:value-type="float" office:value="3.22909583829817" calcext:value-type="float">
            <text:p>3.22909583829817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37" table:formula="of:=SUM([$addvec.C11:$addvec.ZZ11]) / COUNT([$addvec.C11:$addvec.ZZ11])" office:value-type="float" office:value="28.4806" calcext:value-type="float">
            <text:p>28.4806</text:p>
          </table:table-cell>
          <table:table-cell table:style-name="ce38" table:formula="of:=[.X12]&gt;[.Y12]" office:value-type="boolean" office:boolean-value="true" calcext:value-type="boolean">
            <text:p>TRUE</text:p>
          </table:table-cell>
          <table:table-cell table:style-name="ce34" table:formula="of:=(1-[.Y12]/[.X12])*100" office:value-type="float" office:value="1.40034183725929" calcext:value-type="float">
            <text:p>1.40034183725929</text:p>
          </table:table-cell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6" table:formula="of:=SUM([$fdtd.C12:$fdtd.ZZ12]) / COUNT([$fdtd.C12:$fdtd.ZZ12])" office:value-type="float" office:value="228.9156" calcext:value-type="float">
            <text:p>228.9156</text:p>
          </table:table-cell>
          <table:table-cell table:style-name="ce29" table:formula="of:=[.C13]&gt;[.D13]" office:value-type="boolean" office:boolean-value="false" calcext:value-type="boolean">
            <text:p>FALSE</text:p>
          </table:table-cell>
          <table:table-cell table:style-name="ce34" table:formula="of:=(1-[.D13]/[.C13])*100" office:value-type="float" office:value="-0.948293653523558" calcext:value-type="float">
            <text:p>-0.948293653523558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6" table:formula="of:=SUM([$nw.C12:$nw.ZZ12]) / COUNT([$nw.C12:$nw.ZZ12])" office:value-type="float" office:value="1583.95" calcext:value-type="float">
            <text:p>1583.95</text:p>
          </table:table-cell>
          <table:table-cell table:style-name="ce29" table:formula="of:=[.J13]&gt;[.K13]" office:value-type="boolean" office:boolean-value="true" calcext:value-type="boolean">
            <text:p>TRUE</text:p>
          </table:table-cell>
          <table:table-cell table:style-name="ce34" table:formula="of:=(1-[.K13]/[.J13])*100" office:value-type="float" office:value="23.5908605223868" calcext:value-type="float">
            <text:p>23.5908605223868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6" table:formula="of:=SUM([$ra.C12:$ra.ZZ12]) / COUNT([$ra.C12:$ra.ZZ12])" office:value-type="float" office:value="64.1682" calcext:value-type="float">
            <text:p>64.1682</text:p>
          </table:table-cell>
          <table:table-cell table:style-name="ce29" table:formula="of:=[.Q13]&gt;[.R13]" office:value-type="boolean" office:boolean-value="true" calcext:value-type="boolean">
            <text:p>TRUE</text:p>
          </table:table-cell>
          <table:table-cell table:style-name="ce34" table:formula="of:=(1-[.R13]/[.Q13])*100" office:value-type="float" office:value="12.7108509699679" calcext:value-type="float">
            <text:p>12.7108509699679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37" table:formula="of:=SUM([$addvec.C12:$addvec.ZZ12]) / COUNT([$addvec.C12:$addvec.ZZ12])" office:value-type="float" office:value="31.30734" calcext:value-type="float">
            <text:p>31.30734</text:p>
          </table:table-cell>
          <table:table-cell table:style-name="ce38" table:formula="of:=[.X13]&gt;[.Y13]" office:value-type="boolean" office:boolean-value="true" calcext:value-type="boolean">
            <text:p>TRUE</text:p>
          </table:table-cell>
          <table:table-cell table:style-name="ce34" table:formula="of:=(1-[.Y13]/[.X13])*100" office:value-type="float" office:value="4.71106982554039" calcext:value-type="float">
            <text:p>4.71106982554039</text:p>
          </table:table-cell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6" table:formula="of:=SUM([$fdtd.C13:$fdtd.ZZ13]) / COUNT([$fdtd.C13:$fdtd.ZZ13])" office:value-type="float" office:value="227.1484" calcext:value-type="float">
            <text:p>227.1484</text:p>
          </table:table-cell>
          <table:table-cell table:style-name="ce29" table:formula="of:=[.C14]&gt;[.D14]" office:value-type="boolean" office:boolean-value="true" calcext:value-type="boolean">
            <text:p>TRUE</text:p>
          </table:table-cell>
          <table:table-cell table:style-name="ce34" table:formula="of:=(1-[.D14]/[.C14])*100" office:value-type="float" office:value="8.38906388007212" calcext:value-type="float">
            <text:p>8.38906388007212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6" table:formula="of:=SUM([$nw.C13:$nw.ZZ13]) / COUNT([$nw.C13:$nw.ZZ13])" office:value-type="float" office:value="2565.948" calcext:value-type="float">
            <text:p>2565.948</text:p>
          </table:table-cell>
          <table:table-cell table:style-name="ce29" table:formula="of:=[.J14]&gt;[.K14]" office:value-type="boolean" office:boolean-value="true" calcext:value-type="boolean">
            <text:p>TRUE</text:p>
          </table:table-cell>
          <table:table-cell table:style-name="ce34" table:formula="of:=(1-[.K14]/[.J14])*100" office:value-type="float" office:value="14.4388814140879" calcext:value-type="float">
            <text:p>14.4388814140879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6" table:formula="of:=SUM([$ra.C13:$ra.ZZ13]) / COUNT([$ra.C13:$ra.ZZ13])" office:value-type="float" office:value="124.0468" calcext:value-type="float">
            <text:p>124.0468</text:p>
          </table:table-cell>
          <table:table-cell table:style-name="ce29" table:formula="of:=[.Q14]&gt;[.R14]" office:value-type="boolean" office:boolean-value="true" calcext:value-type="boolean">
            <text:p>TRUE</text:p>
          </table:table-cell>
          <table:table-cell table:style-name="ce34" table:formula="of:=(1-[.R14]/[.Q14])*100" office:value-type="float" office:value="33.3822753077356" calcext:value-type="float">
            <text:p>33.3822753077356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37" table:formula="of:=SUM([$addvec.C13:$addvec.ZZ13]) / COUNT([$addvec.C13:$addvec.ZZ13])" office:value-type="float" office:value="36.2068" calcext:value-type="float">
            <text:p>36.2068</text:p>
          </table:table-cell>
          <table:table-cell table:style-name="ce38" table:formula="of:=[.X14]&gt;[.Y14]" office:value-type="boolean" office:boolean-value="false" calcext:value-type="boolean">
            <text:p>FALSE</text:p>
          </table:table-cell>
          <table:table-cell table:style-name="ce34" table:formula="of:=(1-[.Y14]/[.X14])*100" office:value-type="float" office:value="-1.37232915181016" calcext:value-type="float">
            <text:p>-1.37232915181016</text:p>
          </table:table-cell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6" table:formula="of:=SUM([$fdtd.C14:$fdtd.ZZ14]) / COUNT([$fdtd.C14:$fdtd.ZZ14])" office:value-type="float" office:value="298.6538" calcext:value-type="float">
            <text:p>298.6538</text:p>
          </table:table-cell>
          <table:table-cell table:style-name="ce29" table:formula="of:=[.C15]&gt;[.D15]" office:value-type="boolean" office:boolean-value="true" calcext:value-type="boolean">
            <text:p>TRUE</text:p>
          </table:table-cell>
          <table:table-cell table:style-name="ce34" table:formula="of:=(1-[.D15]/[.C15])*100" office:value-type="float" office:value="40.2611991574066" calcext:value-type="float">
            <text:p>40.2611991574066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6" table:formula="of:=SUM([$nw.C14:$nw.ZZ14]) / COUNT([$nw.C14:$nw.ZZ14])" office:value-type="float" office:value="3469.33" calcext:value-type="float">
            <text:p>3469.33</text:p>
          </table:table-cell>
          <table:table-cell table:style-name="ce29" table:formula="of:=[.J15]&gt;[.K15]" office:value-type="boolean" office:boolean-value="true" calcext:value-type="boolean">
            <text:p>TRUE</text:p>
          </table:table-cell>
          <table:table-cell table:style-name="ce34" table:formula="of:=(1-[.K15]/[.J15])*100" office:value-type="float" office:value="9.06209977630722" calcext:value-type="float">
            <text:p>9.06209977630722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6" table:formula="of:=SUM([$ra.C14:$ra.ZZ14]) / COUNT([$ra.C14:$ra.ZZ14])" office:value-type="float" office:value="372.2382" calcext:value-type="float">
            <text:p>372.2382</text:p>
          </table:table-cell>
          <table:table-cell table:style-name="ce29" table:formula="of:=[.Q15]&gt;[.R15]" office:value-type="boolean" office:boolean-value="true" calcext:value-type="boolean">
            <text:p>TRUE</text:p>
          </table:table-cell>
          <table:table-cell table:style-name="ce34" table:formula="of:=(1-[.R15]/[.Q15])*100" office:value-type="float" office:value="41.2384779959736" calcext:value-type="float">
            <text:p>41.2384779959736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37" table:formula="of:=SUM([$addvec.C14:$addvec.ZZ14]) / COUNT([$addvec.C14:$addvec.ZZ14])" office:value-type="float" office:value="39.5939" calcext:value-type="float">
            <text:p>39.5939</text:p>
          </table:table-cell>
          <table:table-cell table:style-name="ce38" table:formula="of:=[.X15]&gt;[.Y15]" office:value-type="boolean" office:boolean-value="false" calcext:value-type="boolean">
            <text:p>FALSE</text:p>
          </table:table-cell>
          <table:table-cell table:style-name="ce34" table:formula="of:=(1-[.Y15]/[.X15])*100" office:value-type="float" office:value="-2.84495837903842" calcext:value-type="float">
            <text:p>-2.84495837903842</text:p>
          </table:table-cell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6" table:formula="of:=SUM([$fdtd.C15:$fdtd.ZZ15]) / COUNT([$fdtd.C15:$fdtd.ZZ15])" office:value-type="float" office:value="449.5262" calcext:value-type="float">
            <text:p>449.5262</text:p>
          </table:table-cell>
          <table:table-cell table:style-name="ce29" table:formula="of:=[.C16]&gt;[.D16]" office:value-type="boolean" office:boolean-value="true" calcext:value-type="boolean">
            <text:p>TRUE</text:p>
          </table:table-cell>
          <table:table-cell table:style-name="ce34" table:formula="of:=(1-[.D16]/[.C16])*100" office:value-type="float" office:value="14.7542419856117" calcext:value-type="float">
            <text:p>14.7542419856117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6" table:formula="of:=SUM([$nw.C15:$nw.ZZ15]) / COUNT([$nw.C15:$nw.ZZ15])" office:value-type="float" office:value="4378.332" calcext:value-type="float">
            <text:p>4378.332</text:p>
          </table:table-cell>
          <table:table-cell table:style-name="ce29" table:formula="of:=[.J16]&gt;[.K16]" office:value-type="boolean" office:boolean-value="true" calcext:value-type="boolean">
            <text:p>TRUE</text:p>
          </table:table-cell>
          <table:table-cell table:style-name="ce34" table:formula="of:=(1-[.K16]/[.J16])*100" office:value-type="float" office:value="8.81258116012509" calcext:value-type="float">
            <text:p>8.81258116012509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6" table:formula="of:=SUM([$ra.C15:$ra.ZZ15]) / COUNT([$ra.C15:$ra.ZZ15])" office:value-type="float" office:value="2055.7" calcext:value-type="float">
            <text:p>2055.7</text:p>
          </table:table-cell>
          <table:table-cell table:style-name="ce29" table:formula="of:=[.Q16]&gt;[.R16]" office:value-type="boolean" office:boolean-value="true" calcext:value-type="boolean">
            <text:p>TRUE</text:p>
          </table:table-cell>
          <table:table-cell table:style-name="ce34" table:formula="of:=(1-[.R16]/[.Q16])*100" office:value-type="float" office:value="44.7346864378324" calcext:value-type="float">
            <text:p>44.7346864378324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37" table:formula="of:=SUM([$addvec.C15:$addvec.ZZ15]) / COUNT([$addvec.C15:$addvec.ZZ15])" office:value-type="float" office:value="41.4036" calcext:value-type="float">
            <text:p>41.4036</text:p>
          </table:table-cell>
          <table:table-cell table:style-name="ce38" table:formula="of:=[.X16]&gt;[.Y16]" office:value-type="boolean" office:boolean-value="true" calcext:value-type="boolean">
            <text:p>TRUE</text:p>
          </table:table-cell>
          <table:table-cell table:style-name="ce34" table:formula="of:=(1-[.Y16]/[.X16])*100" office:value-type="float" office:value="4.06924208315686" calcext:value-type="float">
            <text:p>4.06924208315686</text:p>
          </table:table-cell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6" table:formula="of:=SUM([$fdtd.C16:$fdtd.ZZ16]) / COUNT([$fdtd.C16:$fdtd.ZZ16])" office:value-type="float" office:value="499.1274" calcext:value-type="float">
            <text:p>499.1274</text:p>
          </table:table-cell>
          <table:table-cell table:style-name="ce29" table:formula="of:=[.C17]&gt;[.D17]" office:value-type="boolean" office:boolean-value="true" calcext:value-type="boolean">
            <text:p>TRUE</text:p>
          </table:table-cell>
          <table:table-cell table:style-name="ce34" table:formula="of:=(1-[.D17]/[.C17])*100" office:value-type="float" office:value="12.522954672518" calcext:value-type="float">
            <text:p>12.522954672518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6" table:formula="of:=SUM([$nw.C16:$nw.ZZ16]) / COUNT([$nw.C16:$nw.ZZ16])" office:value-type="float" office:value="5582.254" calcext:value-type="float">
            <text:p>5582.254</text:p>
          </table:table-cell>
          <table:table-cell table:style-name="ce29" table:formula="of:=[.J17]&gt;[.K17]" office:value-type="boolean" office:boolean-value="true" calcext:value-type="boolean">
            <text:p>TRUE</text:p>
          </table:table-cell>
          <table:table-cell table:style-name="ce34" table:formula="of:=(1-[.K17]/[.J17])*100" office:value-type="float" office:value="3.22577066105997" calcext:value-type="float">
            <text:p>3.22577066105997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6" table:formula="of:=SUM([$ra.C16:$ra.ZZ16]) / COUNT([$ra.C16:$ra.ZZ16])" office:value-type="float" office:value="5623.102" calcext:value-type="float">
            <text:p>5623.102</text:p>
          </table:table-cell>
          <table:table-cell table:style-name="ce29" table:formula="of:=[.Q17]&gt;[.R17]" office:value-type="boolean" office:boolean-value="true" calcext:value-type="boolean">
            <text:p>TRUE</text:p>
          </table:table-cell>
          <table:table-cell table:style-name="ce34" table:formula="of:=(1-[.R17]/[.Q17])*100" office:value-type="float" office:value="10.3580130479891" calcext:value-type="float">
            <text:p>10.3580130479891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37" table:formula="of:=SUM([$addvec.C16:$addvec.ZZ16]) / COUNT([$addvec.C16:$addvec.ZZ16])" office:value-type="float" office:value="44.7082" calcext:value-type="float">
            <text:p>44.7082</text:p>
          </table:table-cell>
          <table:table-cell table:style-name="ce38" table:formula="of:=[.X17]&gt;[.Y17]" office:value-type="boolean" office:boolean-value="true" calcext:value-type="boolean">
            <text:p>TRUE</text:p>
          </table:table-cell>
          <table:table-cell table:style-name="ce34" table:formula="of:=(1-[.Y17]/[.X17])*100" office:value-type="float" office:value="0.35533412395532" calcext:value-type="float">
            <text:p>0.35533412395532</text:p>
          </table:table-cell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6" table:formula="of:=SUM([$fdtd.C17:$fdtd.ZZ17]) / COUNT([$fdtd.C17:$fdtd.ZZ17])" office:value-type="float" office:value="538.669" calcext:value-type="float">
            <text:p>538.669</text:p>
          </table:table-cell>
          <table:table-cell table:style-name="ce29" table:formula="of:=[.C18]&gt;[.D18]" office:value-type="boolean" office:boolean-value="true" calcext:value-type="boolean">
            <text:p>TRUE</text:p>
          </table:table-cell>
          <table:table-cell table:style-name="ce34" table:formula="of:=(1-[.D18]/[.C18])*100" office:value-type="float" office:value="11.7591651579515" calcext:value-type="float">
            <text:p>11.7591651579515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6" table:formula="of:=SUM([$nw.C17:$nw.ZZ17]) / COUNT([$nw.C17:$nw.ZZ17])" office:value-type="float" office:value="6779.264" calcext:value-type="float">
            <text:p>6779.264</text:p>
          </table:table-cell>
          <table:table-cell table:style-name="ce29" table:formula="of:=[.J18]&gt;[.K18]" office:value-type="boolean" office:boolean-value="true" calcext:value-type="boolean">
            <text:p>TRUE</text:p>
          </table:table-cell>
          <table:table-cell table:style-name="ce34" table:formula="of:=(1-[.K18]/[.J18])*100" office:value-type="float" office:value="2.73874670577815" calcext:value-type="float">
            <text:p>2.73874670577815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6" table:formula="of:=SUM([$ra.C17:$ra.ZZ17]) / COUNT([$ra.C17:$ra.ZZ17])" office:value-type="float" office:value="9896.726" calcext:value-type="float">
            <text:p>9896.726</text:p>
          </table:table-cell>
          <table:table-cell table:style-name="ce29" table:formula="of:=[.Q18]&gt;[.R18]" office:value-type="boolean" office:boolean-value="true" calcext:value-type="boolean">
            <text:p>TRUE</text:p>
          </table:table-cell>
          <table:table-cell table:style-name="ce34" table:formula="of:=(1-[.R18]/[.Q18])*100" office:value-type="float" office:value="23.9099102839407" calcext:value-type="float">
            <text:p>23.9099102839407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37" table:formula="of:=SUM([$addvec.C17:$addvec.ZZ17]) / COUNT([$addvec.C17:$addvec.ZZ17])" office:value-type="float" office:value="47.77338" calcext:value-type="float">
            <text:p>47.77338</text:p>
          </table:table-cell>
          <table:table-cell table:style-name="ce38" table:formula="of:=[.X18]&gt;[.Y18]" office:value-type="boolean" office:boolean-value="true" calcext:value-type="boolean">
            <text:p>TRUE</text:p>
          </table:table-cell>
          <table:table-cell table:style-name="ce34" table:formula="of:=(1-[.Y18]/[.X18])*100" office:value-type="float" office:value="0.282495545696082" calcext:value-type="float">
            <text:p>0.282495545696082</text:p>
          </table:table-cell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6" table:formula="of:=SUM([$fdtd.C18:$fdtd.ZZ18]) / COUNT([$fdtd.C18:$fdtd.ZZ18])" office:value-type="float" office:value="578.7426" calcext:value-type="float">
            <text:p>578.7426</text:p>
          </table:table-cell>
          <table:table-cell table:style-name="ce29" table:formula="of:=[.C19]&gt;[.D19]" office:value-type="boolean" office:boolean-value="true" calcext:value-type="boolean">
            <text:p>TRUE</text:p>
          </table:table-cell>
          <table:table-cell table:style-name="ce34" table:formula="of:=(1-[.D19]/[.C19])*100" office:value-type="float" office:value="9.16140345424951" calcext:value-type="float">
            <text:p>9.16140345424951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6" table:formula="of:=SUM([$nw.C18:$nw.ZZ18]) / COUNT([$nw.C18:$nw.ZZ18])" office:value-type="float" office:value="7935.254" calcext:value-type="float">
            <text:p>7935.254</text:p>
          </table:table-cell>
          <table:table-cell table:style-name="ce29" table:formula="of:=[.J19]&gt;[.K19]" office:value-type="boolean" office:boolean-value="true" calcext:value-type="boolean">
            <text:p>TRUE</text:p>
          </table:table-cell>
          <table:table-cell table:style-name="ce34" table:formula="of:=(1-[.K19]/[.J19])*100" office:value-type="float" office:value="1.77368639044024" calcext:value-type="float">
            <text:p>1.77368639044024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6" table:formula="of:=SUM([$ra.C18:$ra.ZZ18]) / COUNT([$ra.C18:$ra.ZZ18])" office:value-type="float" office:value="15367.02" calcext:value-type="float">
            <text:p>15367.02</text:p>
          </table:table-cell>
          <table:table-cell table:style-name="ce29" table:formula="of:=[.Q19]&gt;[.R19]" office:value-type="boolean" office:boolean-value="true" calcext:value-type="boolean">
            <text:p>TRUE</text:p>
          </table:table-cell>
          <table:table-cell table:style-name="ce34" table:formula="of:=(1-[.R19]/[.Q19])*100" office:value-type="float" office:value="10.2548334253151" calcext:value-type="float">
            <text:p>10.2548334253151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37" table:formula="of:=SUM([$addvec.C18:$addvec.ZZ18]) / COUNT([$addvec.C18:$addvec.ZZ18])" office:value-type="float" office:value="51.20852" calcext:value-type="float">
            <text:p>51.20852</text:p>
          </table:table-cell>
          <table:table-cell table:style-name="ce38" table:formula="of:=[.X19]&gt;[.Y19]" office:value-type="boolean" office:boolean-value="false" calcext:value-type="boolean">
            <text:p>FALSE</text:p>
          </table:table-cell>
          <table:table-cell table:style-name="ce34" table:formula="of:=(1-[.Y19]/[.X19])*100" office:value-type="float" office:value="-1.94059007013021" calcext:value-type="float">
            <text:p>-1.94059007013021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6" table:formula="of:=SUM([$fdtd.C19:$fdtd.ZZ19]) / COUNT([$fdtd.C19:$fdtd.ZZ19])" office:value-type="float" office:value="609.793" calcext:value-type="float">
            <text:p>609.793</text:p>
          </table:table-cell>
          <table:table-cell table:style-name="ce29" table:formula="of:=[.C20]&gt;[.D20]" office:value-type="boolean" office:boolean-value="true" calcext:value-type="boolean">
            <text:p>TRUE</text:p>
          </table:table-cell>
          <table:table-cell table:style-name="ce34" table:formula="of:=(1-[.D20]/[.C20])*100" office:value-type="float" office:value="9.26086936465661" calcext:value-type="float">
            <text:p>9.26086936465661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6" table:formula="of:=SUM([$nw.C19:$nw.ZZ19]) / COUNT([$nw.C19:$nw.ZZ19])" office:value-type="float" office:value="9364.474" calcext:value-type="float">
            <text:p>9364.474</text:p>
          </table:table-cell>
          <table:table-cell table:style-name="ce29" table:formula="of:=[.J20]&gt;[.K20]" office:value-type="boolean" office:boolean-value="true" calcext:value-type="boolean">
            <text:p>TRUE</text:p>
          </table:table-cell>
          <table:table-cell table:style-name="ce34" table:formula="of:=(1-[.K20]/[.J20])*100" office:value-type="float" office:value="4.78195316859533" calcext:value-type="float">
            <text:p>4.78195316859533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6" table:formula="of:=SUM([$ra.C19:$ra.ZZ19]) / COUNT([$ra.C19:$ra.ZZ19])" office:value-type="float" office:value="19186.82" calcext:value-type="float">
            <text:p>19186.82</text:p>
          </table:table-cell>
          <table:table-cell table:style-name="ce29" table:formula="of:=[.Q20]&gt;[.R20]" office:value-type="boolean" office:boolean-value="true" calcext:value-type="boolean">
            <text:p>TRUE</text:p>
          </table:table-cell>
          <table:table-cell table:style-name="ce34" table:formula="of:=(1-[.R20]/[.Q20])*100" office:value-type="float" office:value="6.29765558803204" calcext:value-type="float">
            <text:p>6.29765558803204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1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37" table:formula="of:=SUM([$addvec.C19:$addvec.ZZ19]) / COUNT([$addvec.C19:$addvec.ZZ19])" office:value-type="float" office:value="54.08016" calcext:value-type="float">
            <text:p>54.08016</text:p>
          </table:table-cell>
          <table:table-cell table:style-name="ce38" table:formula="of:=[.X20]&gt;[.Y20]" office:value-type="boolean" office:boolean-value="true" calcext:value-type="boolean">
            <text:p>TRUE</text:p>
          </table:table-cell>
          <table:table-cell table:style-name="ce34" table:formula="of:=(1-[.Y20]/[.X20])*100" office:value-type="float" office:value="1.11794173801525" calcext:value-type="float">
            <text:p>1.11794173801525</text:p>
          </table:table-cell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20" table:formula="of:=SUM([$fdtd.C20:$fdtd.ZZ20]) / COUNT([$fdtd.C20:$fdtd.ZZ20])" office:value-type="float" office:value="666.0932" calcext:value-type="float">
            <text:p>666.0932</text:p>
          </table:table-cell>
          <table:table-cell table:style-name="ce35" table:formula="of:=[.C21]&gt;[.D21]" office:value-type="boolean" office:boolean-value="true" calcext:value-type="boolean">
            <text:p>TRUE</text:p>
          </table:table-cell>
          <table:table-cell table:style-name="ce43" table:formula="of:=(1-[.D21]/[.C21])*100" office:value-type="float" office:value="5.04247970388805" calcext:value-type="float">
            <text:p>5.04247970388805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20" table:formula="of:=SUM([$nw.C20:$nw.ZZ20]) / COUNT([$nw.C20:$nw.ZZ20])" office:value-type="float" office:value="11515.72" calcext:value-type="float">
            <text:p>11515.72</text:p>
          </table:table-cell>
          <table:table-cell table:style-name="ce35" table:formula="of:=[.J21]&gt;[.K21]" office:value-type="boolean" office:boolean-value="true" calcext:value-type="boolean">
            <text:p>TRUE</text:p>
          </table:table-cell>
          <table:table-cell table:style-name="ce43" table:formula="of:=(1-[.K21]/[.J21])*100" office:value-type="float" office:value="3.14687784906156" calcext:value-type="float">
            <text:p>3.14687784906156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20" table:formula="of:=SUM([$ra.C20:$ra.ZZ20]) / COUNT([$ra.C20:$ra.ZZ20])" office:value-type="float" office:value="23278.58" calcext:value-type="float">
            <text:p>23278.58</text:p>
          </table:table-cell>
          <table:table-cell table:style-name="ce35" table:formula="of:=[.Q21]&gt;[.R21]" office:value-type="boolean" office:boolean-value="true" calcext:value-type="boolean">
            <text:p>TRUE</text:p>
          </table:table-cell>
          <table:table-cell table:style-name="ce43" table:formula="of:=(1-[.R21]/[.Q21])*100" office:value-type="float" office:value="3.08123062703359" calcext:value-type="float">
            <text:p>3.08123062703359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1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37" table:formula="of:=SUM([$addvec.C20:$addvec.ZZ20]) / COUNT([$addvec.C20:$addvec.ZZ20])" office:value-type="float" office:value="57.32644" calcext:value-type="float">
            <text:p>57.32644</text:p>
          </table:table-cell>
          <table:table-cell table:style-name="ce38" table:formula="of:=[.X21]&gt;[.Y21]" office:value-type="boolean" office:boolean-value="false" calcext:value-type="boolean">
            <text:p>FALSE</text:p>
          </table:table-cell>
          <table:table-cell table:style-name="ce34" table:formula="of:=(1-[.Y21]/[.X21])*100" office:value-type="float" office:value="-0.489154718559415" calcext:value-type="float">
            <text:p>-0.4891547185594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4.75314" calcext:value-type="float">
            <text:p>34.75314</text:p>
          </table:table-cell>
          <table:table-cell table:formula="of:=[.C22]&gt;[.D22]" office:value-type="boolean" office:boolean-value="true" calcext:value-type="boolean">
            <text:p>TRUE</text:p>
          </table:table-cell>
          <table:table-cell table:formula="of:=(1-[.D22]/[.C22])*100" office:value-type="float" office:value="2.80478643875913" calcext:value-type="float">
            <text:p>2.80478643875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30.46056" calcext:value-type="float">
            <text:p>30.46056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2.72707375202894" calcext:value-type="float">
            <text:p>-2.727073752028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73114" calcext:value-type="float">
            <text:p>17.73114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1.79721094723304" calcext:value-type="float">
            <text:p>-1.797210947233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3.6232" calcext:value-type="float">
            <text:p>23.6232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3.14339518824823" calcext:value-type="float">
            <text:p>3.143395188248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7.49886" calcext:value-type="float">
            <text:p>67.49886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0.369246105681831" calcext:value-type="float">
            <text:p>-0.3692461056818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12104" calcext:value-type="float">
            <text:p>56.12104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0.512025131122607" calcext:value-type="float">
            <text:p>-0.5120251311226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3.2079" calcext:value-type="float">
            <text:p>33.2079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2.94638730191799" calcext:value-type="float">
            <text:p>-2.946387301917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48582" calcext:value-type="float">
            <text:p>42.48582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607153760584478" calcext:value-type="float">
            <text:p>0.6071537605844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5.51574" calcext:value-type="float">
            <text:p>95.51574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1.48075297559033" calcext:value-type="float">
            <text:p>1.480752975590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8.7873" calcext:value-type="float">
            <text:p>78.7873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0.230172185791044" calcext:value-type="float">
            <text:p>-0.23017218579104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6.252" calcext:value-type="float">
            <text:p>46.252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2.40478970249415" calcext:value-type="float">
            <text:p>2.404789702494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2.61396" calcext:value-type="float">
            <text:p>62.61396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1.57861121083749" calcext:value-type="float">
            <text:p>-1.578611210837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6.9904" calcext:value-type="float">
            <text:p>126.9904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533712221492921" calcext:value-type="float">
            <text:p>0.5337122214929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3.8778" calcext:value-type="float">
            <text:p>103.8778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1.91671850257347" calcext:value-type="float">
            <text:p>-1.9167185025734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1.2467" calcext:value-type="float">
            <text:p>61.2467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0.699624703105073" calcext:value-type="float">
            <text:p>-0.6996247031050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41554" calcext:value-type="float">
            <text:p>80.41554</text:p>
          </table:table-cell>
          <table:table-cell table:formula="of:=[.X25]&gt;[.Y25]" office:value-type="boolean" office:boolean-value="true" calcext:value-type="boolean">
            <text:p>TRUE</text:p>
          </table:table-cell>
          <table:table-cell table:formula="of:=(1-[.Y25]/[.X25])*100" office:value-type="float" office:value="0.345612454292077" calcext:value-type="float">
            <text:p>0.345612454292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8.831" calcext:value-type="float">
            <text:p>158.831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822162327547105" calcext:value-type="float">
            <text:p>-0.8221623275471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2756" calcext:value-type="float">
            <text:p>125.2756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212142349756483" calcext:value-type="float">
            <text:p>-0.2121423497564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87872" calcext:value-type="float">
            <text:p>74.87872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0.339262237065097" calcext:value-type="float">
            <text:p>0.3392622370650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33556" calcext:value-type="float">
            <text:p>99.33556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0881584893507092" calcext:value-type="float">
            <text:p>0.088158489350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897" calcext:value-type="float">
            <text:p>188.897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493064957093869" calcext:value-type="float">
            <text:p>0.4930649570938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8.3172" calcext:value-type="float">
            <text:p>148.3172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0.87443847066786" calcext:value-type="float">
            <text:p>-0.874438470667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88.84594" calcext:value-type="float">
            <text:p>88.84594</text:p>
          </table:table-cell>
          <table:table-cell table:formula="of:=[.Q27]&gt;[.R27]" office:value-type="boolean" office:boolean-value="true" calcext:value-type="boolean">
            <text:p>TRUE</text:p>
          </table:table-cell>
          <table:table-cell table:formula="of:=(1-[.R27]/[.Q27])*100" office:value-type="float" office:value="0.0617204725131382" calcext:value-type="float">
            <text:p>0.0617204725131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7384" calcext:value-type="float">
            <text:p>118.7384</text:p>
          </table:table-cell>
          <table:table-cell table:formula="of:=[.X27]&gt;[.Y27]" office:value-type="boolean" office:boolean-value="false" calcext:value-type="boolean">
            <text:p>FALSE</text:p>
          </table:table-cell>
          <table:table-cell table:formula="of:=(1-[.Y27]/[.X27])*100" office:value-type="float" office:value="-0.366426073645321" calcext:value-type="float">
            <text:p>-0.3664260736453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5.7112" calcext:value-type="float">
            <text:p>215.7112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00254964033845617" calcext:value-type="float">
            <text:p>0.00254964033845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0.0896" calcext:value-type="float">
            <text:p>170.0896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0.495272505180289" calcext:value-type="float">
            <text:p>0.4952725051802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942" calcext:value-type="float">
            <text:p>105.942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0.7857985463678" calcext:value-type="float">
            <text:p>-0.785798546367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7.627" calcext:value-type="float">
            <text:p>137.627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710911745227949" calcext:value-type="float">
            <text:p>-0.7109117452279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7.4724" calcext:value-type="float">
            <text:p>247.4724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835705443779555" calcext:value-type="float">
            <text:p>-0.8357054437795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2.8136" calcext:value-type="float">
            <text:p>192.8136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795381753914792" calcext:value-type="float">
            <text:p>0.79538175391479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19.1602" calcext:value-type="float">
            <text:p>119.1602</text:p>
          </table:table-cell>
          <table:table-cell table:formula="of:=[.Q29]&gt;[.R29]" office:value-type="boolean" office:boolean-value="true" calcext:value-type="boolean">
            <text:p>TRUE</text:p>
          </table:table-cell>
          <table:table-cell table:formula="of:=(1-[.R29]/[.Q29])*100" office:value-type="float" office:value="0.964917238192453" calcext:value-type="float">
            <text:p>0.9649172381924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6.9072" calcext:value-type="float">
            <text:p>156.9072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0.553757263217691" calcext:value-type="float">
            <text:p>-0.5537572632176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4.7934" calcext:value-type="float">
            <text:p>274.7934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781562547389836" calcext:value-type="float">
            <text:p>0.7815625473898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2.1958" calcext:value-type="float">
            <text:p>212.1958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1.99052771893913" calcext:value-type="float">
            <text:p>1.9905277189391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51" calcext:value-type="float">
            <text:p>133.51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47866859316174" calcext:value-type="float">
            <text:p>1.478668593161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5.2312" calcext:value-type="float">
            <text:p>175.2312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140812230548026" calcext:value-type="float">
            <text:p>-0.14081223054802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190.484" calcext:value-type="float">
            <text:p>1190.484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30.1369814779821" calcext:value-type="float">
            <text:p>30.136981477982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90.7548" calcext:value-type="float">
            <text:p>490.7548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3.94044265593561" calcext:value-type="float">
            <text:p>-3.9404426559356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4.945" calcext:value-type="float">
            <text:p>194.945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4.6111719221893" calcext:value-type="float">
            <text:p>14.611171922189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8.4696" calcext:value-type="float">
            <text:p>198.4696</text:p>
          </table:table-cell>
          <table:table-cell table:formula="of:=[.X31]&gt;[.Y31]" office:value-type="boolean" office:boolean-value="false" calcext:value-type="boolean">
            <text:p>FALSE</text:p>
          </table:table-cell>
          <table:table-cell table:formula="of:=(1-[.Y31]/[.X31])*100" office:value-type="float" office:value="-0.0217712965613348" calcext:value-type="float">
            <text:p>-0.021771296561335</text:p>
          </table:table-cell>
        </table:table-row>
        <table:table-row table:style-name="ro1"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6" table:formula="of:=SUM([$fdtd.C31:$fdtd.ZZ31]) / COUNT([$fdtd.C31:$fdtd.ZZ31])" office:value-type="float" office:value="1549.636" calcext:value-type="float">
            <text:p>1549.636</text:p>
          </table:table-cell>
          <table:table-cell table:style-name="ce29" table:formula="of:=[.C32]&gt;[.D32]" office:value-type="boolean" office:boolean-value="true" calcext:value-type="boolean">
            <text:p>TRUE</text:p>
          </table:table-cell>
          <table:table-cell table:style-name="ce34" table:formula="of:=(1-[.D32]/[.C32])*100" office:value-type="float" office:value="18.3722016817169" calcext:value-type="float">
            <text:p>18.3722016817169</text:p>
          </table:table-cell>
          <table:table-cell table:style-name="ce6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6" table:formula="of:=SUM([$nw.C31:$nw.ZZ31]) / COUNT([$nw.C31:$nw.ZZ31])" office:value-type="float" office:value="6896.118" calcext:value-type="float">
            <text:p>6896.118</text:p>
          </table:table-cell>
          <table:table-cell table:style-name="ce29" table:formula="of:=[.J32]&gt;[.K32]" office:value-type="boolean" office:boolean-value="false" calcext:value-type="boolean">
            <text:p>FALSE</text:p>
          </table:table-cell>
          <table:table-cell table:style-name="ce34" table:formula="of:=(1-[.K32]/[.J32])*100" office:value-type="float" office:value="-7.42252656699305" calcext:value-type="float">
            <text:p>-7.42252656699305</text:p>
          </table:table-cell>
          <table:table-cell table:style-name="ce6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6" table:formula="of:=SUM([$ra.C31:$ra.ZZ31]) / COUNT([$ra.C31:$ra.ZZ31])" office:value-type="float" office:value="393.7682" calcext:value-type="float">
            <text:p>393.7682</text:p>
          </table:table-cell>
          <table:table-cell table:style-name="ce29" table:formula="of:=[.Q32]&gt;[.R32]" office:value-type="boolean" office:boolean-value="false" calcext:value-type="boolean">
            <text:p>FALSE</text:p>
          </table:table-cell>
          <table:table-cell table:style-name="ce34" table:formula="of:=(1-[.R32]/[.Q32])*100" office:value-type="float" office:value="-0.760421344612849" calcext:value-type="float">
            <text:p>-0.760421344612849</text:p>
          </table:table-cell>
          <table:table-cell table:style-name="Default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37" table:formula="of:=SUM([$addvec.C31:$addvec.ZZ31]) / COUNT([$addvec.C31:$addvec.ZZ31])" office:value-type="float" office:value="233.6558" calcext:value-type="float">
            <text:p>233.6558</text:p>
          </table:table-cell>
          <table:table-cell table:style-name="ce38" table:formula="of:=[.X32]&gt;[.Y32]" office:value-type="boolean" office:boolean-value="false" calcext:value-type="boolean">
            <text:p>FALSE</text:p>
          </table:table-cell>
          <table:table-cell table:style-name="ce34" table:formula="of:=(1-[.Y32]/[.X32])*100" office:value-type="float" office:value="-1.16138964979935" calcext:value-type="float">
            <text:p>-1.16138964979935</text:p>
          </table:table-cell>
        </table:table-row>
        <table:table-row table:style-name="ro1"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6" table:formula="of:=SUM([$fdtd.C32:$fdtd.ZZ32]) / COUNT([$fdtd.C32:$fdtd.ZZ32])" office:value-type="float" office:value="1792.454" calcext:value-type="float">
            <text:p>1792.454</text:p>
          </table:table-cell>
          <table:table-cell table:style-name="ce29" table:formula="of:=[.C33]&gt;[.D33]" office:value-type="boolean" office:boolean-value="true" calcext:value-type="boolean">
            <text:p>TRUE</text:p>
          </table:table-cell>
          <table:table-cell table:style-name="ce34" table:formula="of:=(1-[.D33]/[.C33])*100" office:value-type="float" office:value="13.2928286370782" calcext:value-type="float">
            <text:p>13.2928286370782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6" table:formula="of:=SUM([$nw.C32:$nw.ZZ32]) / COUNT([$nw.C32:$nw.ZZ32])" office:value-type="float" office:value="29568.74" calcext:value-type="float">
            <text:p>29568.74</text:p>
          </table:table-cell>
          <table:table-cell table:style-name="ce29" table:formula="of:=[.J33]&gt;[.K33]" office:value-type="boolean" office:boolean-value="false" calcext:value-type="boolean">
            <text:p>FALSE</text:p>
          </table:table-cell>
          <table:table-cell table:style-name="ce34" table:formula="of:=(1-[.K33]/[.J33])*100" office:value-type="float" office:value="-37.9986036205058" calcext:value-type="float">
            <text:p>-37.9986036205058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6" table:formula="of:=SUM([$ra.C32:$ra.ZZ32]) / COUNT([$ra.C32:$ra.ZZ32])" office:value-type="float" office:value="462.5236" calcext:value-type="float">
            <text:p>462.5236</text:p>
          </table:table-cell>
          <table:table-cell table:style-name="ce29" table:formula="of:=[.Q33]&gt;[.R33]" office:value-type="boolean" office:boolean-value="true" calcext:value-type="boolean">
            <text:p>TRUE</text:p>
          </table:table-cell>
          <table:table-cell table:style-name="ce34" table:formula="of:=(1-[.R33]/[.Q33])*100" office:value-type="float" office:value="7.77887839316534" calcext:value-type="float">
            <text:p>7.77887839316534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37" table:formula="of:=SUM([$addvec.C32:$addvec.ZZ32]) / COUNT([$addvec.C32:$addvec.ZZ32])" office:value-type="float" office:value="267.3328" calcext:value-type="float">
            <text:p>267.3328</text:p>
          </table:table-cell>
          <table:table-cell table:style-name="ce38" table:formula="of:=[.X33]&gt;[.Y33]" office:value-type="boolean" office:boolean-value="true" calcext:value-type="boolean">
            <text:p>TRUE</text:p>
          </table:table-cell>
          <table:table-cell table:style-name="ce34" table:formula="of:=(1-[.Y33]/[.X33])*100" office:value-type="float" office:value="0.984367968502609" calcext:value-type="float">
            <text:p>0.984367968502609</text:p>
          </table:table-cell>
        </table:table-row>
        <table:table-row table:style-name="ro1"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6" table:formula="of:=SUM([$fdtd.C33:$fdtd.ZZ33]) / COUNT([$fdtd.C33:$fdtd.ZZ33])" office:value-type="float" office:value="1995.334" calcext:value-type="float">
            <text:p>1995.334</text:p>
          </table:table-cell>
          <table:table-cell table:style-name="ce29" table:formula="of:=[.C34]&gt;[.D34]" office:value-type="boolean" office:boolean-value="true" calcext:value-type="boolean">
            <text:p>TRUE</text:p>
          </table:table-cell>
          <table:table-cell table:style-name="ce34" table:formula="of:=(1-[.D34]/[.C34])*100" office:value-type="float" office:value="11.3494968648744" calcext:value-type="float">
            <text:p>11.3494968648744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6" table:formula="of:=SUM([$nw.C33:$nw.ZZ33]) / COUNT([$nw.C33:$nw.ZZ33])" office:value-type="float" office:value="51328.68" calcext:value-type="float">
            <text:p>51328.68</text:p>
          </table:table-cell>
          <table:table-cell table:style-name="ce29" table:formula="of:=[.J34]&gt;[.K34]" office:value-type="boolean" office:boolean-value="false" calcext:value-type="boolean">
            <text:p>FALSE</text:p>
          </table:table-cell>
          <table:table-cell table:style-name="ce34" table:formula="of:=(1-[.K34]/[.J34])*100" office:value-type="float" office:value="-42.6738710531927" calcext:value-type="float">
            <text:p>-42.6738710531927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6" table:formula="of:=SUM([$ra.C33:$ra.ZZ33]) / COUNT([$ra.C33:$ra.ZZ33])" office:value-type="float" office:value="785.7822" calcext:value-type="float">
            <text:p>785.7822</text:p>
          </table:table-cell>
          <table:table-cell table:style-name="ce29" table:formula="of:=[.Q34]&gt;[.R34]" office:value-type="boolean" office:boolean-value="true" calcext:value-type="boolean">
            <text:p>TRUE</text:p>
          </table:table-cell>
          <table:table-cell table:style-name="ce34" table:formula="of:=(1-[.R34]/[.Q34])*100" office:value-type="float" office:value="12.5056118822253" calcext:value-type="float">
            <text:p>12.5056118822253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37" table:formula="of:=SUM([$addvec.C33:$addvec.ZZ33]) / COUNT([$addvec.C33:$addvec.ZZ33])" office:value-type="float" office:value="305.4758" calcext:value-type="float">
            <text:p>305.4758</text:p>
          </table:table-cell>
          <table:table-cell table:style-name="ce38" table:formula="of:=[.X34]&gt;[.Y34]" office:value-type="boolean" office:boolean-value="false" calcext:value-type="boolean">
            <text:p>FALSE</text:p>
          </table:table-cell>
          <table:table-cell table:style-name="ce34" table:formula="of:=(1-[.Y34]/[.X34])*100" office:value-type="float" office:value="-2.07743194939229" calcext:value-type="float">
            <text:p>-2.07743194939229</text:p>
          </table:table-cell>
        </table:table-row>
        <table:table-row table:style-name="ro1"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6" table:formula="of:=SUM([$fdtd.C34:$fdtd.ZZ34]) / COUNT([$fdtd.C34:$fdtd.ZZ34])" office:value-type="float" office:value="2476.874" calcext:value-type="float">
            <text:p>2476.874</text:p>
          </table:table-cell>
          <table:table-cell table:style-name="ce29" table:formula="of:=[.C35]&gt;[.D35]" office:value-type="boolean" office:boolean-value="false" calcext:value-type="boolean">
            <text:p>FALSE</text:p>
          </table:table-cell>
          <table:table-cell table:style-name="ce34" table:formula="of:=(1-[.D35]/[.C35])*100" office:value-type="float" office:value="-2.91487879151757" calcext:value-type="float">
            <text:p>-2.91487879151757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6" table:formula="of:=SUM([$nw.C34:$nw.ZZ34]) / COUNT([$nw.C34:$nw.ZZ34])" office:value-type="float" office:value="79577.8" calcext:value-type="float">
            <text:p>79577.8</text:p>
          </table:table-cell>
          <table:table-cell table:style-name="ce29" table:formula="of:=[.J35]&gt;[.K35]" office:value-type="boolean" office:boolean-value="true" calcext:value-type="boolean">
            <text:p>TRUE</text:p>
          </table:table-cell>
          <table:table-cell table:style-name="ce34" table:formula="of:=(1-[.K35]/[.J35])*100" office:value-type="float" office:value="7.730642088652" calcext:value-type="float">
            <text:p>7.730642088652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6" table:formula="of:=SUM([$ra.C34:$ra.ZZ34]) / COUNT([$ra.C34:$ra.ZZ34])" office:value-type="float" office:value="1537.296" calcext:value-type="float">
            <text:p>1537.296</text:p>
          </table:table-cell>
          <table:table-cell table:style-name="ce29" table:formula="of:=[.Q35]&gt;[.R35]" office:value-type="boolean" office:boolean-value="true" calcext:value-type="boolean">
            <text:p>TRUE</text:p>
          </table:table-cell>
          <table:table-cell table:style-name="ce34" table:formula="of:=(1-[.R35]/[.Q35])*100" office:value-type="float" office:value="14.5938126047927" calcext:value-type="float">
            <text:p>14.5938126047927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37" table:formula="of:=SUM([$addvec.C34:$addvec.ZZ34]) / COUNT([$addvec.C34:$addvec.ZZ34])" office:value-type="float" office:value="337.71" calcext:value-type="float">
            <text:p>337.71</text:p>
          </table:table-cell>
          <table:table-cell table:style-name="ce38" table:formula="of:=[.X35]&gt;[.Y35]" office:value-type="boolean" office:boolean-value="true" calcext:value-type="boolean">
            <text:p>TRUE</text:p>
          </table:table-cell>
          <table:table-cell table:style-name="ce34" table:formula="of:=(1-[.Y35]/[.X35])*100" office:value-type="float" office:value="0.471603859830905" calcext:value-type="float">
            <text:p>0.471603859830905</text:p>
          </table:table-cell>
        </table:table-row>
        <table:table-row table:style-name="ro1"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6" table:formula="of:=SUM([$fdtd.C35:$fdtd.ZZ35]) / COUNT([$fdtd.C35:$fdtd.ZZ35])" office:value-type="float" office:value="3226.786" calcext:value-type="float">
            <text:p>3226.786</text:p>
          </table:table-cell>
          <table:table-cell table:style-name="ce29" table:formula="of:=[.C36]&gt;[.D36]" office:value-type="boolean" office:boolean-value="true" calcext:value-type="boolean">
            <text:p>TRUE</text:p>
          </table:table-cell>
          <table:table-cell table:style-name="ce34" table:formula="of:=(1-[.D36]/[.C36])*100" office:value-type="float" office:value="34.3183453069004" calcext:value-type="float">
            <text:p>34.3183453069004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6" table:formula="of:=SUM([$nw.C35:$nw.ZZ35]) / COUNT([$nw.C35:$nw.ZZ35])" office:value-type="float" office:value="107195.6" calcext:value-type="float">
            <text:p>107195.6</text:p>
          </table:table-cell>
          <table:table-cell table:style-name="ce29" table:formula="of:=[.J36]&gt;[.K36]" office:value-type="boolean" office:boolean-value="true" calcext:value-type="boolean">
            <text:p>TRUE</text:p>
          </table:table-cell>
          <table:table-cell table:style-name="ce34" table:formula="of:=(1-[.K36]/[.J36])*100" office:value-type="float" office:value="4.55968781189651" calcext:value-type="float">
            <text:p>4.55968781189651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6" table:formula="of:=SUM([$ra.C35:$ra.ZZ35]) / COUNT([$ra.C35:$ra.ZZ35])" office:value-type="float" office:value="11489.9" calcext:value-type="float">
            <text:p>11489.9</text:p>
          </table:table-cell>
          <table:table-cell table:style-name="ce29" table:formula="of:=[.Q36]&gt;[.R36]" office:value-type="boolean" office:boolean-value="true" calcext:value-type="boolean">
            <text:p>TRUE</text:p>
          </table:table-cell>
          <table:table-cell table:style-name="ce34" table:formula="of:=(1-[.R36]/[.Q36])*100" office:value-type="float" office:value="11.0179204807707" calcext:value-type="float">
            <text:p>11.0179204807707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37" table:formula="of:=SUM([$addvec.C35:$addvec.ZZ35]) / COUNT([$addvec.C35:$addvec.ZZ35])" office:value-type="float" office:value="372.2424" calcext:value-type="float">
            <text:p>372.2424</text:p>
          </table:table-cell>
          <table:table-cell table:style-name="ce38" table:formula="of:=[.X36]&gt;[.Y36]" office:value-type="boolean" office:boolean-value="false" calcext:value-type="boolean">
            <text:p>FALSE</text:p>
          </table:table-cell>
          <table:table-cell table:style-name="ce34" table:formula="of:=(1-[.Y36]/[.X36])*100" office:value-type="float" office:value="-2.07950270293396" calcext:value-type="float">
            <text:p>-2.07950270293396</text:p>
          </table:table-cell>
        </table:table-row>
        <table:table-row table:style-name="ro1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6" table:formula="of:=SUM([$fdtd.C36:$fdtd.ZZ36]) / COUNT([$fdtd.C36:$fdtd.ZZ36])" office:value-type="float" office:value="4326.806" calcext:value-type="float">
            <text:p>4326.806</text:p>
          </table:table-cell>
          <table:table-cell table:style-name="ce29" table:formula="of:=[.C37]&gt;[.D37]" office:value-type="boolean" office:boolean-value="true" calcext:value-type="boolean">
            <text:p>TRUE</text:p>
          </table:table-cell>
          <table:table-cell table:style-name="ce34" table:formula="of:=(1-[.D37]/[.C37])*100" office:value-type="float" office:value="17.5806286935135" calcext:value-type="float">
            <text:p>17.5806286935135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6" table:formula="of:=SUM([$nw.C36:$nw.ZZ36]) / COUNT([$nw.C36:$nw.ZZ36])" office:value-type="float" office:value="133878.2" calcext:value-type="float">
            <text:p>133878.2</text:p>
          </table:table-cell>
          <table:table-cell table:style-name="ce29" table:formula="of:=[.J37]&gt;[.K37]" office:value-type="boolean" office:boolean-value="true" calcext:value-type="boolean">
            <text:p>TRUE</text:p>
          </table:table-cell>
          <table:table-cell table:style-name="ce34" table:formula="of:=(1-[.K37]/[.J37])*100" office:value-type="float" office:value="8.50758335263939" calcext:value-type="float">
            <text:p>8.50758335263939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6" table:formula="of:=SUM([$ra.C36:$ra.ZZ36]) / COUNT([$ra.C36:$ra.ZZ36])" office:value-type="float" office:value="51257.06" calcext:value-type="float">
            <text:p>51257.06</text:p>
          </table:table-cell>
          <table:table-cell table:style-name="ce29" table:formula="of:=[.Q37]&gt;[.R37]" office:value-type="boolean" office:boolean-value="true" calcext:value-type="boolean">
            <text:p>TRUE</text:p>
          </table:table-cell>
          <table:table-cell table:style-name="ce34" table:formula="of:=(1-[.R37]/[.Q37])*100" office:value-type="float" office:value="1.93491632900255" calcext:value-type="float">
            <text:p>1.93491632900255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37" table:formula="of:=SUM([$addvec.C36:$addvec.ZZ36]) / COUNT([$addvec.C36:$addvec.ZZ36])" office:value-type="float" office:value="405.3854" calcext:value-type="float">
            <text:p>405.3854</text:p>
          </table:table-cell>
          <table:table-cell table:style-name="ce38" table:formula="of:=[.X37]&gt;[.Y37]" office:value-type="boolean" office:boolean-value="true" calcext:value-type="boolean">
            <text:p>TRUE</text:p>
          </table:table-cell>
          <table:table-cell table:style-name="ce34" table:formula="of:=(1-[.Y37]/[.X37])*100" office:value-type="float" office:value="0.021135908329839" calcext:value-type="float">
            <text:p>0.021135908329839</text:p>
          </table:table-cell>
        </table:table-row>
        <table:table-row table:style-name="ro1"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6" table:formula="of:=SUM([$fdtd.C37:$fdtd.ZZ37]) / COUNT([$fdtd.C37:$fdtd.ZZ37])" office:value-type="float" office:value="4927.15" calcext:value-type="float">
            <text:p>4927.15</text:p>
          </table:table-cell>
          <table:table-cell table:style-name="ce29" table:formula="of:=[.C38]&gt;[.D38]" office:value-type="boolean" office:boolean-value="true" calcext:value-type="boolean">
            <text:p>TRUE</text:p>
          </table:table-cell>
          <table:table-cell table:style-name="ce34" table:formula="of:=(1-[.D38]/[.C38])*100" office:value-type="float" office:value="11.9111550836729" calcext:value-type="float">
            <text:p>11.9111550836729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6" table:formula="of:=SUM([$nw.C37:$nw.ZZ37]) / COUNT([$nw.C37:$nw.ZZ37])" office:value-type="float" office:value="163922.8" calcext:value-type="float">
            <text:p>163922.8</text:p>
          </table:table-cell>
          <table:table-cell table:style-name="ce29" table:formula="of:=[.J38]&gt;[.K38]" office:value-type="boolean" office:boolean-value="true" calcext:value-type="boolean">
            <text:p>TRUE</text:p>
          </table:table-cell>
          <table:table-cell table:style-name="ce34" table:formula="of:=(1-[.K38]/[.J38])*100" office:value-type="float" office:value="7.20165575866956" calcext:value-type="float">
            <text:p>7.20165575866956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6" table:formula="of:=SUM([$ra.C37:$ra.ZZ37]) / COUNT([$ra.C37:$ra.ZZ37])" office:value-type="float" office:value="81268.96" calcext:value-type="float">
            <text:p>81268.96</text:p>
          </table:table-cell>
          <table:table-cell table:style-name="ce29" table:formula="of:=[.Q38]&gt;[.R38]" office:value-type="boolean" office:boolean-value="true" calcext:value-type="boolean">
            <text:p>TRUE</text:p>
          </table:table-cell>
          <table:table-cell table:style-name="ce34" table:formula="of:=(1-[.R38]/[.Q38])*100" office:value-type="float" office:value="1.34216194902893" calcext:value-type="float">
            <text:p>1.34216194902893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37" table:formula="of:=SUM([$addvec.C37:$addvec.ZZ37]) / COUNT([$addvec.C37:$addvec.ZZ37])" office:value-type="float" office:value="439.4506" calcext:value-type="float">
            <text:p>439.4506</text:p>
          </table:table-cell>
          <table:table-cell table:style-name="ce38" table:formula="of:=[.X38]&gt;[.Y38]" office:value-type="boolean" office:boolean-value="false" calcext:value-type="boolean">
            <text:p>FALSE</text:p>
          </table:table-cell>
          <table:table-cell table:style-name="ce34" table:formula="of:=(1-[.Y38]/[.X38])*100" office:value-type="float" office:value="-2.90428778598371" calcext:value-type="float">
            <text:p>-2.90428778598371</text:p>
          </table:table-cell>
        </table:table-row>
        <table:table-row table:style-name="ro1"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6" table:formula="of:=SUM([$fdtd.C38:$fdtd.ZZ38]) / COUNT([$fdtd.C38:$fdtd.ZZ38])" office:value-type="float" office:value="5271.068" calcext:value-type="float">
            <text:p>5271.068</text:p>
          </table:table-cell>
          <table:table-cell table:style-name="ce29" table:formula="of:=[.C39]&gt;[.D39]" office:value-type="boolean" office:boolean-value="true" calcext:value-type="boolean">
            <text:p>TRUE</text:p>
          </table:table-cell>
          <table:table-cell table:style-name="ce34" table:formula="of:=(1-[.D39]/[.C39])*100" office:value-type="float" office:value="10.7587104791557" calcext:value-type="float">
            <text:p>10.7587104791557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6" table:formula="of:=SUM([$nw.C38:$nw.ZZ38]) / COUNT([$nw.C38:$nw.ZZ38])" office:value-type="float" office:value="203356.8" calcext:value-type="float">
            <text:p>203356.8</text:p>
          </table:table-cell>
          <table:table-cell table:style-name="ce29" table:formula="of:=[.J39]&gt;[.K39]" office:value-type="boolean" office:boolean-value="true" calcext:value-type="boolean">
            <text:p>TRUE</text:p>
          </table:table-cell>
          <table:table-cell table:style-name="ce34" table:formula="of:=(1-[.K39]/[.J39])*100" office:value-type="float" office:value="2.99325101749928" calcext:value-type="float">
            <text:p>2.99325101749928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6" table:formula="of:=SUM([$ra.C38:$ra.ZZ38]) / COUNT([$ra.C38:$ra.ZZ38])" office:value-type="float" office:value="111006" calcext:value-type="float">
            <text:p>111006</text:p>
          </table:table-cell>
          <table:table-cell table:style-name="ce29" table:formula="of:=[.Q39]&gt;[.R39]" office:value-type="boolean" office:boolean-value="false" calcext:value-type="boolean">
            <text:p>FALSE</text:p>
          </table:table-cell>
          <table:table-cell table:style-name="ce34" table:formula="of:=(1-[.R39]/[.Q39])*100" office:value-type="float" office:value="-12.7097201294772" calcext:value-type="float">
            <text:p>-12.7097201294772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37" table:formula="of:=SUM([$addvec.C38:$addvec.ZZ38]) / COUNT([$addvec.C38:$addvec.ZZ38])" office:value-type="float" office:value="472.2518" calcext:value-type="float">
            <text:p>472.2518</text:p>
          </table:table-cell>
          <table:table-cell table:style-name="ce38" table:formula="of:=[.X39]&gt;[.Y39]" office:value-type="boolean" office:boolean-value="true" calcext:value-type="boolean">
            <text:p>TRUE</text:p>
          </table:table-cell>
          <table:table-cell table:style-name="ce34" table:formula="of:=(1-[.Y39]/[.X39])*100" office:value-type="float" office:value="0.163690756176038" calcext:value-type="float">
            <text:p>0.163690756176038</text:p>
          </table:table-cell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6" table:formula="of:=SUM([$fdtd.C39:$fdtd.ZZ39]) / COUNT([$fdtd.C39:$fdtd.ZZ39])" office:value-type="float" office:value="5565.942" calcext:value-type="float">
            <text:p>5565.942</text:p>
          </table:table-cell>
          <table:table-cell table:style-name="ce29" table:formula="of:=[.C40]&gt;[.D40]" office:value-type="boolean" office:boolean-value="true" calcext:value-type="boolean">
            <text:p>TRUE</text:p>
          </table:table-cell>
          <table:table-cell table:style-name="ce34" table:formula="of:=(1-[.D40]/[.C40])*100" office:value-type="float" office:value="10.7052465946996" calcext:value-type="float">
            <text:p>10.7052465946996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6" table:formula="of:=SUM([$nw.C39:$nw.ZZ39]) / COUNT([$nw.C39:$nw.ZZ39])" office:value-type="float" office:value="229855.2" calcext:value-type="float">
            <text:p>229855.2</text:p>
          </table:table-cell>
          <table:table-cell table:style-name="ce29" table:formula="of:=[.J40]&gt;[.K40]" office:value-type="boolean" office:boolean-value="true" calcext:value-type="boolean">
            <text:p>TRUE</text:p>
          </table:table-cell>
          <table:table-cell table:style-name="ce34" table:formula="of:=(1-[.K40]/[.J40])*100" office:value-type="float" office:value="5.23678106707938" calcext:value-type="float">
            <text:p>5.23678106707938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6" table:formula="of:=SUM([$ra.C39:$ra.ZZ39]) / COUNT([$ra.C39:$ra.ZZ39])" office:value-type="float" office:value="141130.6" calcext:value-type="float">
            <text:p>141130.6</text:p>
          </table:table-cell>
          <table:table-cell table:style-name="ce29" table:formula="of:=[.Q40]&gt;[.R40]" office:value-type="boolean" office:boolean-value="false" calcext:value-type="boolean">
            <text:p>FALSE</text:p>
          </table:table-cell>
          <table:table-cell table:style-name="ce34" table:formula="of:=(1-[.R40]/[.Q40])*100" office:value-type="float" office:value="-6.7321834469849" calcext:value-type="float">
            <text:p>-6.7321834469849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37" table:formula="of:=SUM([$addvec.C39:$addvec.ZZ39]) / COUNT([$addvec.C39:$addvec.ZZ39])" office:value-type="float" office:value="504.7574" calcext:value-type="float">
            <text:p>504.7574</text:p>
          </table:table-cell>
          <table:table-cell table:style-name="ce38" table:formula="of:=[.X40]&gt;[.Y40]" office:value-type="boolean" office:boolean-value="false" calcext:value-type="boolean">
            <text:p>FALSE</text:p>
          </table:table-cell>
          <table:table-cell table:style-name="ce34" table:formula="of:=(1-[.Y40]/[.X40])*100" office:value-type="float" office:value="-2.30246590423817" calcext:value-type="float">
            <text:p>-2.30246590423817</text:p>
          </table:table-cell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0" table:formula="of:=SUM([$fdtd.C40:$fdtd.ZZ40]) / COUNT([$fdtd.C40:$fdtd.ZZ40])" office:value-type="float" office:value="6051.478" calcext:value-type="float">
            <text:p>6051.478</text:p>
          </table:table-cell>
          <table:table-cell table:style-name="ce35" table:formula="of:=[.C41]&gt;[.D41]" office:value-type="boolean" office:boolean-value="true" calcext:value-type="boolean">
            <text:p>TRUE</text:p>
          </table:table-cell>
          <table:table-cell table:style-name="ce43" table:formula="of:=(1-[.D41]/[.C41])*100" office:value-type="float" office:value="7.99176841482689" calcext:value-type="float">
            <text:p>7.99176841482689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6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0" table:formula="of:=SUM([$nw.C40:$nw.ZZ40]) / COUNT([$nw.C40:$nw.ZZ40])" office:value-type="float" office:value="267420" calcext:value-type="float">
            <text:p>267420</text:p>
          </table:table-cell>
          <table:table-cell table:style-name="ce35" table:formula="of:=[.J41]&gt;[.K41]" office:value-type="boolean" office:boolean-value="true" calcext:value-type="boolean">
            <text:p>TRUE</text:p>
          </table:table-cell>
          <table:table-cell table:style-name="ce43" table:formula="of:=(1-[.K41]/[.J41])*100" office:value-type="float" office:value="1.89456986334136" calcext:value-type="float">
            <text:p>1.89456986334136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1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6" table:formula="of:=SUM([$ra.C40:$ra.ZZ40]) / COUNT([$ra.C40:$ra.ZZ40])" office:value-type="float" office:value="172574.8" calcext:value-type="float">
            <text:p>172574.8</text:p>
          </table:table-cell>
          <table:table-cell table:style-name="ce35" table:formula="of:=[.Q41]&gt;[.R41]" office:value-type="boolean" office:boolean-value="false" calcext:value-type="boolean">
            <text:p>FALSE</text:p>
          </table:table-cell>
          <table:table-cell table:style-name="ce43" table:formula="of:=(1-[.R41]/[.Q41])*100" office:value-type="float" office:value="-6.69467759406082" calcext:value-type="float">
            <text:p>-6.69467759406082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37" table:formula="of:=SUM([$addvec.C40:$addvec.ZZ40]) / COUNT([$addvec.C40:$addvec.ZZ40])" office:value-type="float" office:value="539.9482" calcext:value-type="float">
            <text:p>539.9482</text:p>
          </table:table-cell>
          <table:table-cell table:style-name="ce38" table:formula="of:=[.X41]&gt;[.Y41]" office:value-type="boolean" office:boolean-value="true" calcext:value-type="boolean">
            <text:p>TRUE</text:p>
          </table:table-cell>
          <table:table-cell table:style-name="ce43" table:formula="of:=(1-[.Y41]/[.X41])*100" office:value-type="float" office:value="0.303291710272779" calcext:value-type="float">
            <text:p>0.303291710272779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50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50" office:value-type="float" office:value="32.3397" calcext:value-type="float">
            <text:p>32.3397</text:p>
          </table:table-cell>
          <table:table-cell table:style-name="ce50" office:value-type="float" office:value="34.7995" calcext:value-type="float">
            <text:p>34.7995</text:p>
          </table:table-cell>
          <table:table-cell table:style-name="ce50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50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44.8266" calcext:value-type="float">
            <text:p>44.8266</text:p>
          </table:table-cell>
          <table:table-cell table:style-name="ce50" office:value-type="float" office:value="44.3529" calcext:value-type="float">
            <text:p>44.3529</text:p>
          </table:table-cell>
          <table:table-cell table:style-name="ce50" office:value-type="float" office:value="45.0191" calcext:value-type="float">
            <text:p>45.0191</text:p>
          </table:table-cell>
          <table:table-cell table:style-name="ce50" office:value-type="float" office:value="46.8303" calcext:value-type="float">
            <text:p>46.8303</text:p>
          </table:table-cell>
          <table:table-cell table:style-name="ce50" office:value-type="float" office:value="45.4619" calcext:value-type="float">
            <text:p>45.4619</text:p>
          </table:table-cell>
          <table:table-cell table:style-name="ce50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68.1431" calcext:value-type="float">
            <text:p>68.1431</text:p>
          </table:table-cell>
          <table:table-cell table:style-name="ce50" office:value-type="float" office:value="69.0171" calcext:value-type="float">
            <text:p>69.0171</text:p>
          </table:table-cell>
          <table:table-cell table:style-name="ce50" office:value-type="float" office:value="69.2588" calcext:value-type="float">
            <text:p>69.2588</text:p>
          </table:table-cell>
          <table:table-cell table:style-name="ce50" office:value-type="float" office:value="68.062" calcext:value-type="float">
            <text:p>68.062</text:p>
          </table:table-cell>
          <table:table-cell table:style-name="ce50" office:value-type="float" office:value="83.7612" calcext:value-type="float">
            <text:p>83.7612</text:p>
          </table:table-cell>
          <table:table-cell table:style-name="ce50" office:value-type="float" office:value="69.08" calcext:value-type="float">
            <text:p>69.08</text:p>
          </table:table-cell>
          <table:table-cell table:style-name="ce50" office:value-type="float" office:value="68.2127" calcext:value-type="float">
            <text:p>68.2127</text:p>
          </table:table-cell>
          <table:table-cell table:style-name="ce50" office:value-type="float" office:value="68.6293" calcext:value-type="float">
            <text:p>68.6293</text:p>
          </table:table-cell>
          <table:table-cell table:style-name="ce50" office:value-type="float" office:value="85.597" calcext:value-type="float">
            <text:p>85.597</text:p>
          </table:table-cell>
          <table:table-cell table:style-name="ce50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63.099" calcext:value-type="float">
            <text:p>163.099</text:p>
          </table:table-cell>
          <table:table-cell table:style-name="ce50" office:value-type="float" office:value="164.567" calcext:value-type="float">
            <text:p>164.567</text:p>
          </table:table-cell>
          <table:table-cell table:style-name="ce50" office:value-type="float" office:value="162.871" calcext:value-type="float">
            <text:p>162.871</text:p>
          </table:table-cell>
          <table:table-cell table:style-name="ce50" office:value-type="float" office:value="219.542" calcext:value-type="float">
            <text:p>219.542</text:p>
          </table:table-cell>
          <table:table-cell table:style-name="ce50" office:value-type="float" office:value="161.882" calcext:value-type="float">
            <text:p>161.882</text:p>
          </table:table-cell>
          <table:table-cell table:style-name="ce50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608.055" calcext:value-type="float">
            <text:p>608.055</text:p>
          </table:table-cell>
          <table:table-cell table:style-name="ce50" office:value-type="float" office:value="613.548" calcext:value-type="float">
            <text:p>613.548</text:p>
          </table:table-cell>
          <table:table-cell table:style-name="ce50" office:value-type="float" office:value="730.289" calcext:value-type="float">
            <text:p>730.289</text:p>
          </table:table-cell>
          <table:table-cell table:style-name="ce50" office:value-type="float" office:value="702.345" calcext:value-type="float">
            <text:p>702.345</text:p>
          </table:table-cell>
          <table:table-cell table:style-name="ce50" office:value-type="float" office:value="612.882" calcext:value-type="float">
            <text:p>612.882</text:p>
          </table:table-cell>
          <table:table-cell table:style-name="ce50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3354.8" calcext:value-type="float">
            <text:p>3354.8</text:p>
          </table:table-cell>
          <table:table-cell table:style-name="ce50" office:value-type="float" office:value="3267.14" calcext:value-type="float">
            <text:p>3267.14</text:p>
          </table:table-cell>
          <table:table-cell table:style-name="ce50" office:value-type="float" office:value="3279.01" calcext:value-type="float">
            <text:p>3279.01</text:p>
          </table:table-cell>
          <table:table-cell table:style-name="ce50" office:value-type="float" office:value="4417.13" calcext:value-type="float">
            <text:p>4417.13</text:p>
          </table:table-cell>
          <table:table-cell table:style-name="ce50" office:value-type="float" office:value="3276.61" calcext:value-type="float">
            <text:p>3276.61</text:p>
          </table:table-cell>
          <table:table-cell table:style-name="ce50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5560.08" calcext:value-type="float">
            <text:p>5560.08</text:p>
          </table:table-cell>
          <table:table-cell table:style-name="ce50" office:value-type="float" office:value="5585.11" calcext:value-type="float">
            <text:p>5585.11</text:p>
          </table:table-cell>
          <table:table-cell table:style-name="ce50" office:value-type="float" office:value="5622.72" calcext:value-type="float">
            <text:p>5622.72</text:p>
          </table:table-cell>
          <table:table-cell table:style-name="ce50" office:value-type="float" office:value="6056.14" calcext:value-type="float">
            <text:p>6056.14</text:p>
          </table:table-cell>
          <table:table-cell table:style-name="ce50" office:value-type="float" office:value="7121.42" calcext:value-type="float">
            <text:p>7121.42</text:p>
          </table:table-cell>
          <table:table-cell table:style-name="ce50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2277.9" calcext:value-type="float">
            <text:p>12277.9</text:p>
          </table:table-cell>
          <table:table-cell table:style-name="ce50" office:value-type="float" office:value="11901.6" calcext:value-type="float">
            <text:p>11901.6</text:p>
          </table:table-cell>
          <table:table-cell table:style-name="ce50" office:value-type="float" office:value="12376.3" calcext:value-type="float">
            <text:p>12376.3</text:p>
          </table:table-cell>
          <table:table-cell table:style-name="ce50" office:value-type="float" office:value="14252.7" calcext:value-type="float">
            <text:p>14252.7</text:p>
          </table:table-cell>
          <table:table-cell table:style-name="ce50" office:value-type="float" office:value="12149.9" calcext:value-type="float">
            <text:p>12149.9</text:p>
          </table:table-cell>
          <table:table-cell table:style-name="ce50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7109.9" calcext:value-type="float">
            <text:p>17109.9</text:p>
          </table:table-cell>
          <table:table-cell table:style-name="ce50" office:value-type="float" office:value="15377.4" calcext:value-type="float">
            <text:p>15377.4</text:p>
          </table:table-cell>
          <table:table-cell table:style-name="ce50" office:value-type="float" office:value="15368.8" calcext:value-type="float">
            <text:p>15368.8</text:p>
          </table:table-cell>
          <table:table-cell table:style-name="ce50" office:value-type="float" office:value="16970.5" calcext:value-type="float">
            <text:p>16970.5</text:p>
          </table:table-cell>
          <table:table-cell table:style-name="ce50" office:value-type="float" office:value="18210.9" calcext:value-type="float">
            <text:p>18210.9</text:p>
          </table:table-cell>
          <table:table-cell table:style-name="ce50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0488" calcext:value-type="float">
            <text:p>20488</text:p>
          </table:table-cell>
          <table:table-cell table:style-name="ce50" office:value-type="float" office:value="19502.3" calcext:value-type="float">
            <text:p>19502.3</text:p>
          </table:table-cell>
          <table:table-cell table:style-name="ce50" office:value-type="float" office:value="19536.7" calcext:value-type="float">
            <text:p>19536.7</text:p>
          </table:table-cell>
          <table:table-cell table:style-name="ce50" office:value-type="float" office:value="20932.9" calcext:value-type="float">
            <text:p>20932.9</text:p>
          </table:table-cell>
          <table:table-cell table:style-name="ce50" office:value-type="float" office:value="20545" calcext:value-type="float">
            <text:p>20545</text:p>
          </table:table-cell>
          <table:table-cell table:style-name="ce50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3964.8" calcext:value-type="float">
            <text:p>23964.8</text:p>
          </table:table-cell>
          <table:table-cell table:style-name="ce50" office:value-type="float" office:value="23354.4" calcext:value-type="float">
            <text:p>23354.4</text:p>
          </table:table-cell>
          <table:table-cell table:style-name="ce50" office:value-type="float" office:value="23671" calcext:value-type="float">
            <text:p>23671</text:p>
          </table:table-cell>
          <table:table-cell table:style-name="ce50" office:value-type="float" office:value="24264.1" calcext:value-type="float">
            <text:p>24264.1</text:p>
          </table:table-cell>
          <table:table-cell table:style-name="ce50" office:value-type="float" office:value="24653.3" calcext:value-type="float">
            <text:p>24653.3</text:p>
          </table:table-cell>
          <table:table-cell table:style-name="ce50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50" office:value-type="float" office:value="17.6927" calcext:value-type="float">
            <text:p>17.6927</text:p>
          </table:table-cell>
          <table:table-cell table:style-name="ce50" office:value-type="float" office:value="16.8612" calcext:value-type="float">
            <text:p>16.8612</text:p>
          </table:table-cell>
          <table:table-cell table:style-name="ce50" office:value-type="float" office:value="17.0556" calcext:value-type="float">
            <text:p>17.0556</text:p>
          </table:table-cell>
          <table:table-cell table:style-name="ce50" office:value-type="float" office:value="17.4449" calcext:value-type="float">
            <text:p>17.4449</text:p>
          </table:table-cell>
          <table:table-cell table:style-name="ce50" office:value-type="float" office:value="17.6644" calcext:value-type="float">
            <text:p>17.6644</text:p>
          </table:table-cell>
          <table:table-cell table:style-name="ce50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50" office:value-type="float" office:value="33.7404" calcext:value-type="float">
            <text:p>33.7404</text:p>
          </table:table-cell>
          <table:table-cell table:style-name="ce50" office:value-type="float" office:value="33.4522" calcext:value-type="float">
            <text:p>33.4522</text:p>
          </table:table-cell>
          <table:table-cell table:style-name="ce50" office:value-type="float" office:value="32.2187" calcext:value-type="float">
            <text:p>32.2187</text:p>
          </table:table-cell>
          <table:table-cell table:style-name="ce50" office:value-type="float" office:value="32.0357" calcext:value-type="float">
            <text:p>32.0357</text:p>
          </table:table-cell>
          <table:table-cell table:style-name="ce50" office:value-type="float" office:value="33.3232" calcext:value-type="float">
            <text:p>33.3232</text:p>
          </table:table-cell>
          <table:table-cell table:style-name="ce50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50" office:value-type="float" office:value="46.7785" calcext:value-type="float">
            <text:p>46.7785</text:p>
          </table:table-cell>
          <table:table-cell table:style-name="ce50" office:value-type="float" office:value="46.7681" calcext:value-type="float">
            <text:p>46.7681</text:p>
          </table:table-cell>
          <table:table-cell table:style-name="ce50" office:value-type="float" office:value="49.1214" calcext:value-type="float">
            <text:p>49.1214</text:p>
          </table:table-cell>
          <table:table-cell table:style-name="ce50" office:value-type="float" office:value="47.87" calcext:value-type="float">
            <text:p>47.87</text:p>
          </table:table-cell>
          <table:table-cell table:style-name="ce50" office:value-type="float" office:value="47.2826" calcext:value-type="float">
            <text:p>47.2826</text:p>
          </table:table-cell>
          <table:table-cell table:style-name="ce50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50" office:value-type="float" office:value="61.4995" calcext:value-type="float">
            <text:p>61.4995</text:p>
          </table:table-cell>
          <table:table-cell table:style-name="ce50" office:value-type="float" office:value="59.6184" calcext:value-type="float">
            <text:p>59.6184</text:p>
          </table:table-cell>
          <table:table-cell table:style-name="ce50" office:value-type="float" office:value="60.903" calcext:value-type="float">
            <text:p>60.903</text:p>
          </table:table-cell>
          <table:table-cell table:style-name="ce50" office:value-type="float" office:value="60.4051" calcext:value-type="float">
            <text:p>60.4051</text:p>
          </table:table-cell>
          <table:table-cell table:style-name="ce50" office:value-type="float" office:value="60.7785" calcext:value-type="float">
            <text:p>60.7785</text:p>
          </table:table-cell>
          <table:table-cell table:style-name="ce50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43917.4" calcext:value-type="float">
            <text:p>43917.4</text:p>
          </table:table-cell>
          <table:table-cell table:style-name="ce6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87814" calcext:value-type="float">
            <text:p>4.87814</text:p>
          </table:table-cell>
          <table:table-cell office:value-type="float" office:value="4.88038" calcext:value-type="float">
            <text:p>4.88038</text:p>
          </table:table-cell>
          <table:table-cell office:value-type="float" office:value="4.94627" calcext:value-type="float">
            <text:p>4.94627</text:p>
          </table:table-cell>
          <table:table-cell office:value-type="float" office:value="4.76781" calcext:value-type="float">
            <text:p>4.76781</text:p>
          </table:table-cell>
          <table:table-cell office:value-type="float" office:value="4.93773" calcext:value-type="float">
            <text:p>4.93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38704" calcext:value-type="float">
            <text:p>8.38704</text:p>
          </table:table-cell>
          <table:table-cell office:value-type="float" office:value="8.87034" calcext:value-type="float">
            <text:p>8.87034</text:p>
          </table:table-cell>
          <table:table-cell office:value-type="float" office:value="9.34166" calcext:value-type="float">
            <text:p>9.34166</text:p>
          </table:table-cell>
          <table:table-cell office:value-type="float" office:value="8.43194" calcext:value-type="float">
            <text:p>8.43194</text:p>
          </table:table-cell>
          <table:table-cell office:value-type="float" office:value="8.54374" calcext:value-type="float">
            <text:p>8.54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13.7394" calcext:value-type="float">
            <text:p>13.7394</text:p>
          </table:table-cell>
          <table:table-cell office:value-type="float" office:value="13.5844" calcext:value-type="float">
            <text:p>13.5844</text:p>
          </table:table-cell>
          <table:table-cell office:value-type="float" office:value="13.174" calcext:value-type="float">
            <text:p>13.174</text:p>
          </table:table-cell>
          <table:table-cell office:value-type="float" office:value="12.9253" calcext:value-type="float">
            <text:p>12.92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7.9154" calcext:value-type="float">
            <text:p>17.9154</text:p>
          </table:table-cell>
          <table:table-cell office:value-type="float" office:value="16.9837" calcext:value-type="float">
            <text:p>16.9837</text:p>
          </table:table-cell>
          <table:table-cell office:value-type="float" office:value="17.6005" calcext:value-type="float">
            <text:p>17.6005</text:p>
          </table:table-cell>
          <table:table-cell office:value-type="float" office:value="17.5654" calcext:value-type="float">
            <text:p>17.5654</text:p>
          </table:table-cell>
          <table:table-cell office:value-type="float" office:value="16.7137" calcext:value-type="float">
            <text:p>16.71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2582" calcext:value-type="float">
            <text:p>21.2582</text:p>
          </table:table-cell>
          <table:table-cell office:value-type="float" office:value="20.2875" calcext:value-type="float">
            <text:p>20.2875</text:p>
          </table:table-cell>
          <table:table-cell office:value-type="float" office:value="22.1327" calcext:value-type="float">
            <text:p>22.1327</text:p>
          </table:table-cell>
          <table:table-cell office:value-type="float" office:value="19.5241" calcext:value-type="float">
            <text:p>19.5241</text:p>
          </table:table-cell>
          <table:table-cell office:value-type="float" office:value="21.7868" calcext:value-type="float">
            <text:p>21.78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2.2351" calcext:value-type="float">
            <text:p>22.2351</text:p>
          </table:table-cell>
          <table:table-cell office:value-type="float" office:value="23.5367" calcext:value-type="float">
            <text:p>23.5367</text:p>
          </table:table-cell>
          <table:table-cell office:value-type="float" office:value="23.754" calcext:value-type="float">
            <text:p>23.754</text:p>
          </table:table-cell>
          <table:table-cell office:value-type="float" office:value="22.7946" calcext:value-type="float">
            <text:p>22.7946</text:p>
          </table:table-cell>
          <table:table-cell office:value-type="float" office:value="23.284" calcext:value-type="float">
            <text:p>23.2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.3942" calcext:value-type="float">
            <text:p>27.3942</text:p>
          </table:table-cell>
          <table:table-cell office:value-type="float" office:value="26.2308" calcext:value-type="float">
            <text:p>26.2308</text:p>
          </table:table-cell>
          <table:table-cell office:value-type="float" office:value="26.3441" calcext:value-type="float">
            <text:p>26.3441</text:p>
          </table:table-cell>
          <table:table-cell office:value-type="float" office:value="26.0519" calcext:value-type="float">
            <text:p>26.0519</text:p>
          </table:table-cell>
          <table:table-cell office:value-type="float" office:value="25.5308" calcext:value-type="float">
            <text:p>25.53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.6203" calcext:value-type="float">
            <text:p>30.6203</text:p>
          </table:table-cell>
          <table:table-cell office:value-type="float" office:value="30.8262" calcext:value-type="float">
            <text:p>30.8262</text:p>
          </table:table-cell>
          <table:table-cell office:value-type="float" office:value="31.2902" calcext:value-type="float">
            <text:p>31.2902</text:p>
          </table:table-cell>
          <table:table-cell office:value-type="float" office:value="28.7376" calcext:value-type="float">
            <text:p>28.7376</text:p>
          </table:table-cell>
          <table:table-cell office:value-type="float" office:value="28.6253" calcext:value-type="float">
            <text:p>28.62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.1342" calcext:value-type="float">
            <text:p>37.1342</text:p>
          </table:table-cell>
          <table:table-cell office:value-type="float" office:value="31.8332" calcext:value-type="float">
            <text:p>31.8332</text:p>
          </table:table-cell>
          <table:table-cell office:value-type="float" office:value="34.806" calcext:value-type="float">
            <text:p>34.806</text:p>
          </table:table-cell>
          <table:table-cell office:value-type="float" office:value="31.9007" calcext:value-type="float">
            <text:p>31.9007</text:p>
          </table:table-cell>
          <table:table-cell office:value-type="float" office:value="36.0878" calcext:value-type="float">
            <text:p>36.08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53.485" calcext:value-type="float">
            <text:p>153.485</text:p>
          </table:table-cell>
          <table:table-cell office:value-type="float" office:value="153.182" calcext:value-type="float">
            <text:p>153.182</text:p>
          </table:table-cell>
          <table:table-cell office:value-type="float" office:value="155.955" calcext:value-type="float">
            <text:p>155.955</text:p>
          </table:table-cell>
          <table:table-cell office:value-type="float" office:value="156.312" calcext:value-type="float">
            <text:p>156.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79.282" calcext:value-type="float">
            <text:p>179.282</text:p>
          </table:table-cell>
          <table:table-cell office:value-type="float" office:value="177.545" calcext:value-type="float">
            <text:p>177.545</text:p>
          </table:table-cell>
          <table:table-cell office:value-type="float" office:value="185.342" calcext:value-type="float">
            <text:p>185.342</text:p>
          </table:table-cell>
          <table:table-cell office:value-type="float" office:value="175.198" calcext:value-type="float">
            <text:p>175.198</text:p>
          </table:table-cell>
          <table:table-cell office:value-type="float" office:value="177.431" calcext:value-type="float">
            <text:p>177.4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5.825" calcext:value-type="float">
            <text:p>225.825</text:p>
          </table:table-cell>
          <table:table-cell office:value-type="float" office:value="220.466" calcext:value-type="float">
            <text:p>220.466</text:p>
          </table:table-cell>
          <table:table-cell office:value-type="float" office:value="223.99" calcext:value-type="float">
            <text:p>223.99</text:p>
          </table:table-cell>
          <table:table-cell office:value-type="float" office:value="232.073" calcext:value-type="float">
            <text:p>232.073</text:p>
          </table:table-cell>
          <table:table-cell office:value-type="float" office:value="242.224" calcext:value-type="float">
            <text:p>242.2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0.278" calcext:value-type="float">
            <text:p>230.278</text:p>
          </table:table-cell>
          <table:table-cell office:value-type="float" office:value="232.002" calcext:value-type="float">
            <text:p>232.002</text:p>
          </table:table-cell>
          <table:table-cell office:value-type="float" office:value="223.593" calcext:value-type="float">
            <text:p>223.593</text:p>
          </table:table-cell>
          <table:table-cell office:value-type="float" office:value="223.147" calcext:value-type="float">
            <text:p>223.147</text:p>
          </table:table-cell>
          <table:table-cell office:value-type="float" office:value="226.722" calcext:value-type="float">
            <text:p>226.7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6.427" calcext:value-type="float">
            <text:p>306.427</text:p>
          </table:table-cell>
          <table:table-cell office:value-type="float" office:value="291.895" calcext:value-type="float">
            <text:p>291.895</text:p>
          </table:table-cell>
          <table:table-cell office:value-type="float" office:value="299.119" calcext:value-type="float">
            <text:p>299.119</text:p>
          </table:table-cell>
          <table:table-cell office:value-type="float" office:value="305.549" calcext:value-type="float">
            <text:p>305.549</text:p>
          </table:table-cell>
          <table:table-cell office:value-type="float" office:value="290.279" calcext:value-type="float">
            <text:p>290.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48.745" calcext:value-type="float">
            <text:p>448.745</text:p>
          </table:table-cell>
          <table:table-cell office:value-type="float" office:value="452.998" calcext:value-type="float">
            <text:p>452.998</text:p>
          </table:table-cell>
          <table:table-cell office:value-type="float" office:value="448.401" calcext:value-type="float">
            <text:p>448.401</text:p>
          </table:table-cell>
          <table:table-cell office:value-type="float" office:value="450.693" calcext:value-type="float">
            <text:p>450.693</text:p>
          </table:table-cell>
          <table:table-cell office:value-type="float" office:value="446.794" calcext:value-type="float">
            <text:p>446.7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1.046" calcext:value-type="float">
            <text:p>501.046</text:p>
          </table:table-cell>
          <table:table-cell office:value-type="float" office:value="494.346" calcext:value-type="float">
            <text:p>494.346</text:p>
          </table:table-cell>
          <table:table-cell office:value-type="float" office:value="502.159" calcext:value-type="float">
            <text:p>502.159</text:p>
          </table:table-cell>
          <table:table-cell office:value-type="float" office:value="499.98" calcext:value-type="float">
            <text:p>499.98</text:p>
          </table:table-cell>
          <table:table-cell office:value-type="float" office:value="498.106" calcext:value-type="float">
            <text:p>498.1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5.762" calcext:value-type="float">
            <text:p>535.762</text:p>
          </table:table-cell>
          <table:table-cell office:value-type="float" office:value="537.065" calcext:value-type="float">
            <text:p>537.065</text:p>
          </table:table-cell>
          <table:table-cell office:value-type="float" office:value="540.168" calcext:value-type="float">
            <text:p>540.168</text:p>
          </table:table-cell>
          <table:table-cell office:value-type="float" office:value="541.03" calcext:value-type="float">
            <text:p>541.03</text:p>
          </table:table-cell>
          <table:table-cell office:value-type="float" office:value="539.32" calcext:value-type="float">
            <text:p>539.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9.08" calcext:value-type="float">
            <text:p>579.08</text:p>
          </table:table-cell>
          <table:table-cell office:value-type="float" office:value="574.89" calcext:value-type="float">
            <text:p>574.89</text:p>
          </table:table-cell>
          <table:table-cell office:value-type="float" office:value="572.139" calcext:value-type="float">
            <text:p>572.139</text:p>
          </table:table-cell>
          <table:table-cell office:value-type="float" office:value="583.551" calcext:value-type="float">
            <text:p>583.551</text:p>
          </table:table-cell>
          <table:table-cell office:value-type="float" office:value="584.053" calcext:value-type="float">
            <text:p>584.0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04.025" calcext:value-type="float">
            <text:p>604.025</text:p>
          </table:table-cell>
          <table:table-cell office:value-type="float" office:value="606.493" calcext:value-type="float">
            <text:p>606.493</text:p>
          </table:table-cell>
          <table:table-cell office:value-type="float" office:value="608.674" calcext:value-type="float">
            <text:p>608.674</text:p>
          </table:table-cell>
          <table:table-cell office:value-type="float" office:value="620.972" calcext:value-type="float">
            <text:p>620.972</text:p>
          </table:table-cell>
          <table:table-cell office:value-type="float" office:value="608.801" calcext:value-type="float">
            <text:p>608.8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66.685" calcext:value-type="float">
            <text:p>666.685</text:p>
          </table:table-cell>
          <table:table-cell office:value-type="float" office:value="675.398" calcext:value-type="float">
            <text:p>675.398</text:p>
          </table:table-cell>
          <table:table-cell office:value-type="float" office:value="663.487" calcext:value-type="float">
            <text:p>663.487</text:p>
          </table:table-cell>
          <table:table-cell office:value-type="float" office:value="663.81" calcext:value-type="float">
            <text:p>663.81</text:p>
          </table:table-cell>
          <table:table-cell office:value-type="float" office:value="661.086" calcext:value-type="float">
            <text:p>661.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437" calcext:value-type="float">
            <text:p>34.437</text:p>
          </table:table-cell>
          <table:table-cell office:value-type="float" office:value="34.7181" calcext:value-type="float">
            <text:p>34.7181</text:p>
          </table:table-cell>
          <table:table-cell office:value-type="float" office:value="34.3911" calcext:value-type="float">
            <text:p>34.3911</text:p>
          </table:table-cell>
          <table:table-cell office:value-type="float" office:value="34.8257" calcext:value-type="float">
            <text:p>34.8257</text:p>
          </table:table-cell>
          <table:table-cell office:value-type="float" office:value="35.3938" calcext:value-type="float">
            <text:p>35.39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71.2233" calcext:value-type="float">
            <text:p>71.2233</text:p>
          </table:table-cell>
          <table:table-cell office:value-type="float" office:value="66.2282" calcext:value-type="float">
            <text:p>66.2282</text:p>
          </table:table-cell>
          <table:table-cell office:value-type="float" office:value="66.7468" calcext:value-type="float">
            <text:p>66.7468</text:p>
          </table:table-cell>
          <table:table-cell office:value-type="float" office:value="66.5433" calcext:value-type="float">
            <text:p>66.5433</text:p>
          </table:table-cell>
          <table:table-cell office:value-type="float" office:value="66.7527" calcext:value-type="float">
            <text:p>66.75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5.4041" calcext:value-type="float">
            <text:p>95.4041</text:p>
          </table:table-cell>
          <table:table-cell office:value-type="float" office:value="95.8645" calcext:value-type="float">
            <text:p>95.8645</text:p>
          </table:table-cell>
          <table:table-cell office:value-type="float" office:value="95.4102" calcext:value-type="float">
            <text:p>95.4102</text:p>
          </table:table-cell>
          <table:table-cell office:value-type="float" office:value="95.5747" calcext:value-type="float">
            <text:p>95.5747</text:p>
          </table:table-cell>
          <table:table-cell office:value-type="float" office:value="95.3252" calcext:value-type="float">
            <text:p>95.32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7.162" calcext:value-type="float">
            <text:p>127.162</text:p>
          </table:table-cell>
          <table:table-cell office:value-type="float" office:value="127.082" calcext:value-type="float">
            <text:p>127.082</text:p>
          </table:table-cell>
          <table:table-cell office:value-type="float" office:value="127.565" calcext:value-type="float">
            <text:p>127.565</text:p>
          </table:table-cell>
          <table:table-cell office:value-type="float" office:value="126.306" calcext:value-type="float">
            <text:p>126.306</text:p>
          </table:table-cell>
          <table:table-cell office:value-type="float" office:value="126.837" calcext:value-type="float">
            <text:p>126.8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60.055" calcext:value-type="float">
            <text:p>160.055</text:p>
          </table:table-cell>
          <table:table-cell office:value-type="float" office:value="156.908" calcext:value-type="float">
            <text:p>156.908</text:p>
          </table:table-cell>
          <table:table-cell office:value-type="float" office:value="157.798" calcext:value-type="float">
            <text:p>157.798</text:p>
          </table:table-cell>
          <table:table-cell office:value-type="float" office:value="158.526" calcext:value-type="float">
            <text:p>158.526</text:p>
          </table:table-cell>
          <table:table-cell office:value-type="float" office:value="160.868" calcext:value-type="float">
            <text:p>160.8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098" calcext:value-type="float">
            <text:p>189.098</text:p>
          </table:table-cell>
          <table:table-cell office:value-type="float" office:value="189.147" calcext:value-type="float">
            <text:p>189.147</text:p>
          </table:table-cell>
          <table:table-cell office:value-type="float" office:value="190.995" calcext:value-type="float">
            <text:p>190.995</text:p>
          </table:table-cell>
          <table:table-cell office:value-type="float" office:value="187.755" calcext:value-type="float">
            <text:p>187.755</text:p>
          </table:table-cell>
          <table:table-cell office:value-type="float" office:value="187.49" calcext:value-type="float">
            <text:p>187.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636" calcext:value-type="float">
            <text:p>214.636</text:p>
          </table:table-cell>
          <table:table-cell office:value-type="float" office:value="215.814" calcext:value-type="float">
            <text:p>215.814</text:p>
          </table:table-cell>
          <table:table-cell office:value-type="float" office:value="215.974" calcext:value-type="float">
            <text:p>215.974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216.574" calcext:value-type="float">
            <text:p>216.5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5.918" calcext:value-type="float">
            <text:p>245.918</text:p>
          </table:table-cell>
          <table:table-cell office:value-type="float" office:value="245.931" calcext:value-type="float">
            <text:p>245.931</text:p>
          </table:table-cell>
          <table:table-cell office:value-type="float" office:value="246.606" calcext:value-type="float">
            <text:p>246.606</text:p>
          </table:table-cell>
          <table:table-cell office:value-type="float" office:value="251.359" calcext:value-type="float">
            <text:p>251.359</text:p>
          </table:table-cell>
          <table:table-cell office:value-type="float" office:value="247.548" calcext:value-type="float">
            <text:p>247.5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719" calcext:value-type="float">
            <text:p>274.719</text:p>
          </table:table-cell>
          <table:table-cell office:value-type="float" office:value="274.374" calcext:value-type="float">
            <text:p>274.374</text:p>
          </table:table-cell>
          <table:table-cell office:value-type="float" office:value="275.332" calcext:value-type="float">
            <text:p>275.332</text:p>
          </table:table-cell>
          <table:table-cell office:value-type="float" office:value="274.767" calcext:value-type="float">
            <text:p>274.767</text:p>
          </table:table-cell>
          <table:table-cell office:value-type="float" office:value="274.775" calcext:value-type="float">
            <text:p>274.77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188.11" calcext:value-type="float">
            <text:p>1188.11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1197.31" calcext:value-type="float">
            <text:p>1197.31</text:p>
          </table:table-cell>
          <table:table-cell office:value-type="float" office:value="1185" calcext:value-type="float">
            <text:p>1185</text:p>
          </table:table-cell>
          <table:table-cell office:value-type="float" office:value="1186.75" calcext:value-type="float">
            <text:p>1186.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554.55" calcext:value-type="float">
            <text:p>1554.5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548.92" calcext:value-type="float">
            <text:p>1548.92</text:p>
          </table:table-cell>
          <table:table-cell office:value-type="float" office:value="1552.83" calcext:value-type="float">
            <text:p>1552.83</text:p>
          </table:table-cell>
          <table:table-cell office:value-type="float" office:value="1547.13" calcext:value-type="float">
            <text:p>1547.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787.58" calcext:value-type="float">
            <text:p>1787.58</text:p>
          </table:table-cell>
          <table:table-cell office:value-type="float" office:value="1779.55" calcext:value-type="float">
            <text:p>1779.55</text:p>
          </table:table-cell>
          <table:table-cell office:value-type="float" office:value="1795.55" calcext:value-type="float">
            <text:p>1795.55</text:p>
          </table:table-cell>
          <table:table-cell office:value-type="float" office:value="1806.39" calcext:value-type="float">
            <text:p>1806.39</text:p>
          </table:table-cell>
          <table:table-cell office:value-type="float" office:value="1793.2" calcext:value-type="float">
            <text:p>1793.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1.29" calcext:value-type="float">
            <text:p>2001.29</text:p>
          </table:table-cell>
          <table:table-cell office:value-type="float" office:value="1998.91" calcext:value-type="float">
            <text:p>1998.91</text:p>
          </table:table-cell>
          <table:table-cell office:value-type="float" office:value="1986.96" calcext:value-type="float">
            <text:p>1986.96</text:p>
          </table:table-cell>
          <table:table-cell office:value-type="float" office:value="1994.49" calcext:value-type="float">
            <text:p>1994.49</text:p>
          </table:table-cell>
          <table:table-cell office:value-type="float" office:value="1995.02" calcext:value-type="float">
            <text:p>1995.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79.8" calcext:value-type="float">
            <text:p>2479.8</text:p>
          </table:table-cell>
          <table:table-cell office:value-type="float" office:value="2477.18" calcext:value-type="float">
            <text:p>2477.18</text:p>
          </table:table-cell>
          <table:table-cell office:value-type="float" office:value="2468.29" calcext:value-type="float">
            <text:p>2468.29</text:p>
          </table:table-cell>
          <table:table-cell office:value-type="float" office:value="2477.09" calcext:value-type="float">
            <text:p>2477.09</text:p>
          </table:table-cell>
          <table:table-cell office:value-type="float" office:value="2482.01" calcext:value-type="float">
            <text:p>2482.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222.95" calcext:value-type="float">
            <text:p>3222.95</text:p>
          </table:table-cell>
          <table:table-cell office:value-type="float" office:value="3218.46" calcext:value-type="float">
            <text:p>3218.46</text:p>
          </table:table-cell>
          <table:table-cell office:value-type="float" office:value="3236.4" calcext:value-type="float">
            <text:p>3236.4</text:p>
          </table:table-cell>
          <table:table-cell office:value-type="float" office:value="3237.65" calcext:value-type="float">
            <text:p>3237.65</text:p>
          </table:table-cell>
          <table:table-cell office:value-type="float" office:value="3218.47" calcext:value-type="float">
            <text:p>3218.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335.01" calcext:value-type="float">
            <text:p>4335.01</text:p>
          </table:table-cell>
          <table:table-cell office:value-type="float" office:value="4312.32" calcext:value-type="float">
            <text:p>4312.32</text:p>
          </table:table-cell>
          <table:table-cell office:value-type="float" office:value="4338.92" calcext:value-type="float">
            <text:p>4338.92</text:p>
          </table:table-cell>
          <table:table-cell office:value-type="float" office:value="4318.97" calcext:value-type="float">
            <text:p>4318.97</text:p>
          </table:table-cell>
          <table:table-cell office:value-type="float" office:value="4328.81" calcext:value-type="float">
            <text:p>4328.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948.42" calcext:value-type="float">
            <text:p>4948.42</text:p>
          </table:table-cell>
          <table:table-cell office:value-type="float" office:value="4925.59" calcext:value-type="float">
            <text:p>4925.59</text:p>
          </table:table-cell>
          <table:table-cell office:value-type="float" office:value="4944.96" calcext:value-type="float">
            <text:p>4944.96</text:p>
          </table:table-cell>
          <table:table-cell office:value-type="float" office:value="4914.46" calcext:value-type="float">
            <text:p>4914.46</text:p>
          </table:table-cell>
          <table:table-cell office:value-type="float" office:value="4902.32" calcext:value-type="float">
            <text:p>4902.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276.15" calcext:value-type="float">
            <text:p>5276.15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5265.6" calcext:value-type="float">
            <text:p>5265.6</text:p>
          </table:table-cell>
          <table:table-cell office:value-type="float" office:value="5291.26" calcext:value-type="float">
            <text:p>5291.26</text:p>
          </table:table-cell>
          <table:table-cell office:value-type="float" office:value="5252.35" calcext:value-type="float">
            <text:p>5252.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531.22" calcext:value-type="float">
            <text:p>5531.22</text:p>
          </table:table-cell>
          <table:table-cell office:value-type="float" office:value="5565.33" calcext:value-type="float">
            <text:p>5565.33</text:p>
          </table:table-cell>
          <table:table-cell office:value-type="float" office:value="5560.58" calcext:value-type="float">
            <text:p>5560.58</text:p>
          </table:table-cell>
          <table:table-cell office:value-type="float" office:value="5593.77" calcext:value-type="float">
            <text:p>5593.77</text:p>
          </table:table-cell>
          <table:table-cell office:value-type="float" office:value="5578.81" calcext:value-type="float">
            <text:p>5578.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058.93" calcext:value-type="float">
            <text:p>6058.93</text:p>
          </table:table-cell>
          <table:table-cell office:value-type="float" office:value="6050.3" calcext:value-type="float">
            <text:p>6050.3</text:p>
          </table:table-cell>
          <table:table-cell office:value-type="float" office:value="6034.76" calcext:value-type="float">
            <text:p>6034.76</text:p>
          </table:table-cell>
          <table:table-cell office:value-type="float" office:value="6043.37" calcext:value-type="float">
            <text:p>6043.37</text:p>
          </table:table-cell>
          <table:table-cell office:value-type="float" office:value="6070.03" calcext:value-type="float">
            <text:p>6070.03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8982" calcext:value-type="float">
            <text:p>4.08982</text:p>
          </table:table-cell>
          <table:table-cell office:value-type="float" office:value="3.96352" calcext:value-type="float">
            <text:p>3.96352</text:p>
          </table:table-cell>
          <table:table-cell office:value-type="float" office:value="4.4217" calcext:value-type="float">
            <text:p>4.4217</text:p>
          </table:table-cell>
          <table:table-cell office:value-type="float" office:value="3.84272" calcext:value-type="float">
            <text:p>3.84272</text:p>
          </table:table-cell>
          <table:table-cell office:value-type="float" office:value="4.13533" calcext:value-type="float">
            <text:p>4.13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57146" calcext:value-type="float">
            <text:p>7.57146</text:p>
          </table:table-cell>
          <table:table-cell office:value-type="float" office:value="7.97024" calcext:value-type="float">
            <text:p>7.97024</text:p>
          </table:table-cell>
          <table:table-cell office:value-type="float" office:value="7.06368" calcext:value-type="float">
            <text:p>7.06368</text:p>
          </table:table-cell>
          <table:table-cell office:value-type="float" office:value="7.57734" calcext:value-type="float">
            <text:p>7.57734</text:p>
          </table:table-cell>
          <table:table-cell office:value-type="float" office:value="7.75421" calcext:value-type="float">
            <text:p>7.75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8052" calcext:value-type="float">
            <text:p>10.8052</text:p>
          </table:table-cell>
          <table:table-cell office:value-type="float" office:value="10.9797" calcext:value-type="float">
            <text:p>10.9797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1.4075" calcext:value-type="float">
            <text:p>11.4075</text:p>
          </table:table-cell>
          <table:table-cell office:value-type="float" office:value="10.7721" calcext:value-type="float">
            <text:p>10.7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3.996" calcext:value-type="float">
            <text:p>13.996</text:p>
          </table:table-cell>
          <table:table-cell office:value-type="float" office:value="12.7359" calcext:value-type="float">
            <text:p>12.7359</text:p>
          </table:table-cell>
          <table:table-cell office:value-type="float" office:value="13.187" calcext:value-type="float">
            <text:p>13.187</text:p>
          </table:table-cell>
          <table:table-cell office:value-type="float" office:value="15.4281" calcext:value-type="float">
            <text:p>15.42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3371" calcext:value-type="float">
            <text:p>16.3371</text:p>
          </table:table-cell>
          <table:table-cell office:value-type="float" office:value="16.483" calcext:value-type="float">
            <text:p>16.483</text:p>
          </table:table-cell>
          <table:table-cell office:value-type="float" office:value="16.0318" calcext:value-type="float">
            <text:p>16.0318</text:p>
          </table:table-cell>
          <table:table-cell office:value-type="float" office:value="15.3171" calcext:value-type="float">
            <text:p>15.3171</text:p>
          </table:table-cell>
          <table:table-cell office:value-type="float" office:value="16.5306" calcext:value-type="float">
            <text:p>16.53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785" calcext:value-type="float">
            <text:p>18.785</text:p>
          </table:table-cell>
          <table:table-cell office:value-type="float" office:value="18.4873" calcext:value-type="float">
            <text:p>18.4873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18.3439" calcext:value-type="float">
            <text:p>18.3439</text:p>
          </table:table-cell>
          <table:table-cell office:value-type="float" office:value="19.4466" calcext:value-type="float">
            <text:p>19.4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9876" calcext:value-type="float">
            <text:p>21.9876</text:p>
          </table:table-cell>
          <table:table-cell office:value-type="float" office:value="23.7919" calcext:value-type="float">
            <text:p>23.7919</text:p>
          </table:table-cell>
          <table:table-cell office:value-type="float" office:value="23.5473" calcext:value-type="float">
            <text:p>23.5473</text:p>
          </table:table-cell>
          <table:table-cell office:value-type="float" office:value="21.5818" calcext:value-type="float">
            <text:p>21.5818</text:p>
          </table:table-cell>
          <table:table-cell office:value-type="float" office:value="21.9238" calcext:value-type="float">
            <text:p>21.9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9148" calcext:value-type="float">
            <text:p>23.9148</text:p>
          </table:table-cell>
          <table:table-cell office:value-type="float" office:value="25.5293" calcext:value-type="float">
            <text:p>25.5293</text:p>
          </table:table-cell>
          <table:table-cell office:value-type="float" office:value="22.8839" calcext:value-type="float">
            <text:p>22.8839</text:p>
          </table:table-cell>
          <table:table-cell office:value-type="float" office:value="25.9041" calcext:value-type="float">
            <text:p>25.9041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.9663" calcext:value-type="float">
            <text:p>25.9663</text:p>
          </table:table-cell>
          <table:table-cell office:value-type="float" office:value="26.5317" calcext:value-type="float">
            <text:p>26.5317</text:p>
          </table:table-cell>
          <table:table-cell office:value-type="float" office:value="27.2592" calcext:value-type="float">
            <text:p>27.2592</text:p>
          </table:table-cell>
          <table:table-cell office:value-type="float" office:value="26.3146" calcext:value-type="float">
            <text:p>26.3146</text:p>
          </table:table-cell>
          <table:table-cell office:value-type="float" office:value="29.3338" calcext:value-type="float">
            <text:p>29.333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9.227" calcext:value-type="float">
            <text:p>109.227</text:p>
          </table:table-cell>
          <table:table-cell office:value-type="float" office:value="105.661" calcext:value-type="float">
            <text:p>105.661</text:p>
          </table:table-cell>
          <table:table-cell office:value-type="float" office:value="115.527" calcext:value-type="float">
            <text:p>115.527</text:p>
          </table:table-cell>
          <table:table-cell office:value-type="float" office:value="89.9011" calcext:value-type="float">
            <text:p>89.9011</text:p>
          </table:table-cell>
          <table:table-cell office:value-type="float" office:value="90.0751" calcext:value-type="float">
            <text:p>90.07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85.043" calcext:value-type="float">
            <text:p>685.043</text:p>
          </table:table-cell>
          <table:table-cell office:value-type="float" office:value="775.575" calcext:value-type="float">
            <text:p>775.575</text:p>
          </table:table-cell>
          <table:table-cell office:value-type="float" office:value="773.087" calcext:value-type="float">
            <text:p>773.087</text:p>
          </table:table-cell>
          <table:table-cell office:value-type="float" office:value="732.366" calcext:value-type="float">
            <text:p>732.366</text:p>
          </table:table-cell>
          <table:table-cell office:value-type="float" office:value="917.259" calcext:value-type="float">
            <text:p>917.2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59.14" calcext:value-type="float">
            <text:p>1559.14</text:p>
          </table:table-cell>
          <table:table-cell office:value-type="float" office:value="1701.74" calcext:value-type="float">
            <text:p>1701.74</text:p>
          </table:table-cell>
          <table:table-cell office:value-type="float" office:value="1702.52" calcext:value-type="float">
            <text:p>1702.52</text:p>
          </table:table-cell>
          <table:table-cell office:value-type="float" office:value="1433.85" calcext:value-type="float">
            <text:p>1433.85</text:p>
          </table:table-cell>
          <table:table-cell office:value-type="float" office:value="1522.5" calcext:value-type="float">
            <text:p>1522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54.57" calcext:value-type="float">
            <text:p>2554.57</text:p>
          </table:table-cell>
          <table:table-cell office:value-type="float" office:value="2604.07" calcext:value-type="float">
            <text:p>2604.07</text:p>
          </table:table-cell>
          <table:table-cell office:value-type="float" office:value="2611.85" calcext:value-type="float">
            <text:p>2611.85</text:p>
          </table:table-cell>
          <table:table-cell office:value-type="float" office:value="2598.54" calcext:value-type="float">
            <text:p>2598.54</text:p>
          </table:table-cell>
          <table:table-cell office:value-type="float" office:value="2460.71" calcext:value-type="float">
            <text:p>2460.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73.48" calcext:value-type="float">
            <text:p>3473.48</text:p>
          </table:table-cell>
          <table:table-cell office:value-type="float" office:value="3259.39" calcext:value-type="float">
            <text:p>3259.39</text:p>
          </table:table-cell>
          <table:table-cell office:value-type="float" office:value="3620.57" calcext:value-type="float">
            <text:p>3620.57</text:p>
          </table:table-cell>
          <table:table-cell office:value-type="float" office:value="3421.38" calcext:value-type="float">
            <text:p>3421.38</text:p>
          </table:table-cell>
          <table:table-cell office:value-type="float" office:value="3571.83" calcext:value-type="float">
            <text:p>3571.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471.46" calcext:value-type="float">
            <text:p>4471.46</text:p>
          </table:table-cell>
          <table:table-cell office:value-type="float" office:value="4419.34" calcext:value-type="float">
            <text:p>4419.34</text:p>
          </table:table-cell>
          <table:table-cell office:value-type="float" office:value="4283.17" calcext:value-type="float">
            <text:p>4283.17</text:p>
          </table:table-cell>
          <table:table-cell office:value-type="float" office:value="4281.75" calcext:value-type="float">
            <text:p>4281.75</text:p>
          </table:table-cell>
          <table:table-cell office:value-type="float" office:value="4435.94" calcext:value-type="float">
            <text:p>4435.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01.55" calcext:value-type="float">
            <text:p>5601.55</text:p>
          </table:table-cell>
          <table:table-cell office:value-type="float" office:value="5496.78" calcext:value-type="float">
            <text:p>5496.78</text:p>
          </table:table-cell>
          <table:table-cell office:value-type="float" office:value="5771.59" calcext:value-type="float">
            <text:p>5771.59</text:p>
          </table:table-cell>
          <table:table-cell office:value-type="float" office:value="5445.01" calcext:value-type="float">
            <text:p>5445.01</text:p>
          </table:table-cell>
          <table:table-cell office:value-type="float" office:value="5596.34" calcext:value-type="float">
            <text:p>5596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571.66" calcext:value-type="float">
            <text:p>6571.66</text:p>
          </table:table-cell>
          <table:table-cell office:value-type="float" office:value="6855" calcext:value-type="float">
            <text:p>6855</text:p>
          </table:table-cell>
          <table:table-cell office:value-type="float" office:value="7053.26" calcext:value-type="float">
            <text:p>7053.26</text:p>
          </table:table-cell>
          <table:table-cell office:value-type="float" office:value="6878.37" calcext:value-type="float">
            <text:p>6878.37</text:p>
          </table:table-cell>
          <table:table-cell office:value-type="float" office:value="6538.03" calcext:value-type="float">
            <text:p>6538.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31.84" calcext:value-type="float">
            <text:p>8031.84</text:p>
          </table:table-cell>
          <table:table-cell office:value-type="float" office:value="8001.61" calcext:value-type="float">
            <text:p>8001.61</text:p>
          </table:table-cell>
          <table:table-cell office:value-type="float" office:value="7878.58" calcext:value-type="float">
            <text:p>7878.58</text:p>
          </table:table-cell>
          <table:table-cell office:value-type="float" office:value="7969.02" calcext:value-type="float">
            <text:p>7969.02</text:p>
          </table:table-cell>
          <table:table-cell office:value-type="float" office:value="7795.22" calcext:value-type="float">
            <text:p>7795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251.04" calcext:value-type="float">
            <text:p>9251.04</text:p>
          </table:table-cell>
          <table:table-cell office:value-type="float" office:value="9527.15" calcext:value-type="float">
            <text:p>9527.15</text:p>
          </table:table-cell>
          <table:table-cell office:value-type="float" office:value="9459.82" calcext:value-type="float">
            <text:p>9459.82</text:p>
          </table:table-cell>
          <table:table-cell office:value-type="float" office:value="9363" calcext:value-type="float">
            <text:p>9363</text:p>
          </table:table-cell>
          <table:table-cell office:value-type="float" office:value="9221.36" calcext:value-type="float">
            <text:p>9221.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618.8" calcext:value-type="float">
            <text:p>11618.8</text:p>
          </table:table-cell>
          <table:table-cell office:value-type="float" office:value="11320.7" calcext:value-type="float">
            <text:p>11320.7</text:p>
          </table:table-cell>
          <table:table-cell office:value-type="float" office:value="11634.3" calcext:value-type="float">
            <text:p>11634.3</text:p>
          </table:table-cell>
          <table:table-cell office:value-type="float" office:value="11491.4" calcext:value-type="float">
            <text:p>11491.4</text:p>
          </table:table-cell>
          <table:table-cell office:value-type="float" office:value="11513.4" calcext:value-type="float">
            <text:p>11513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1.1684" calcext:value-type="float">
            <text:p>31.1684</text:p>
          </table:table-cell>
          <table:table-cell office:value-type="float" office:value="31.3139" calcext:value-type="float">
            <text:p>31.3139</text:p>
          </table:table-cell>
          <table:table-cell office:value-type="float" office:value="31.7275" calcext:value-type="float">
            <text:p>31.7275</text:p>
          </table:table-cell>
          <table:table-cell office:value-type="float" office:value="28.9355" calcext:value-type="float">
            <text:p>28.9355</text:p>
          </table:table-cell>
          <table:table-cell office:value-type="float" office:value="29.1575" calcext:value-type="float">
            <text:p>29.15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0362" calcext:value-type="float">
            <text:p>55.0362</text:p>
          </table:table-cell>
          <table:table-cell office:value-type="float" office:value="54.4786" calcext:value-type="float">
            <text:p>54.4786</text:p>
          </table:table-cell>
          <table:table-cell office:value-type="float" office:value="54.7544" calcext:value-type="float">
            <text:p>54.7544</text:p>
          </table:table-cell>
          <table:table-cell office:value-type="float" office:value="59.0396" calcext:value-type="float">
            <text:p>59.0396</text:p>
          </table:table-cell>
          <table:table-cell office:value-type="float" office:value="57.2964" calcext:value-type="float">
            <text:p>57.29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8.5756" calcext:value-type="float">
            <text:p>78.5756</text:p>
          </table:table-cell>
          <table:table-cell office:value-type="float" office:value="77.5565" calcext:value-type="float">
            <text:p>77.5565</text:p>
          </table:table-cell>
          <table:table-cell office:value-type="float" office:value="77.9448" calcext:value-type="float">
            <text:p>77.9448</text:p>
          </table:table-cell>
          <table:table-cell office:value-type="float" office:value="81.0101" calcext:value-type="float">
            <text:p>81.0101</text:p>
          </table:table-cell>
          <table:table-cell office:value-type="float" office:value="78.8495" calcext:value-type="float">
            <text:p>78.84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4.615" calcext:value-type="float">
            <text:p>104.615</text:p>
          </table:table-cell>
          <table:table-cell office:value-type="float" office:value="102.347" calcext:value-type="float">
            <text:p>102.347</text:p>
          </table:table-cell>
          <table:table-cell office:value-type="float" office:value="103.917" calcext:value-type="float">
            <text:p>103.917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107.739" calcext:value-type="float">
            <text:p>107.7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469" calcext:value-type="float">
            <text:p>124.469</text:p>
          </table:table-cell>
          <table:table-cell office:value-type="float" office:value="123.292" calcext:value-type="float">
            <text:p>123.292</text:p>
          </table:table-cell>
          <table:table-cell office:value-type="float" office:value="125.403" calcext:value-type="float">
            <text:p>125.403</text:p>
          </table:table-cell>
          <table:table-cell office:value-type="float" office:value="127.271" calcext:value-type="float">
            <text:p>127.271</text:p>
          </table:table-cell>
          <table:table-cell office:value-type="float" office:value="125.943" calcext:value-type="float">
            <text:p>125.9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.268" calcext:value-type="float">
            <text:p>147.268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0.717" calcext:value-type="float">
            <text:p>150.717</text:p>
          </table:table-cell>
          <table:table-cell office:value-type="float" office:value="148.863" calcext:value-type="float">
            <text:p>148.863</text:p>
          </table:table-cell>
          <table:table-cell office:value-type="float" office:value="146.633" calcext:value-type="float">
            <text:p>146.6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9.896" calcext:value-type="float">
            <text:p>169.896</text:p>
          </table:table-cell>
          <table:table-cell office:value-type="float" office:value="169.327" calcext:value-type="float">
            <text:p>169.327</text:p>
          </table:table-cell>
          <table:table-cell office:value-type="float" office:value="169.188" calcext:value-type="float">
            <text:p>169.188</text:p>
          </table:table-cell>
          <table:table-cell office:value-type="float" office:value="172.495" calcext:value-type="float">
            <text:p>172.495</text:p>
          </table:table-cell>
          <table:table-cell office:value-type="float" office:value="169.542" calcext:value-type="float">
            <text:p>169.5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92" calcext:value-type="float">
            <text:p>191.92</text:p>
          </table:table-cell>
          <table:table-cell office:value-type="float" office:value="193.419" calcext:value-type="float">
            <text:p>193.419</text:p>
          </table:table-cell>
          <table:table-cell office:value-type="float" office:value="195.861" calcext:value-type="float">
            <text:p>195.861</text:p>
          </table:table-cell>
          <table:table-cell office:value-type="float" office:value="192.24" calcext:value-type="float">
            <text:p>192.24</text:p>
          </table:table-cell>
          <table:table-cell office:value-type="float" office:value="190.628" calcext:value-type="float">
            <text:p>190.6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1.35" calcext:value-type="float">
            <text:p>211.35</text:p>
          </table:table-cell>
          <table:table-cell office:value-type="float" office:value="213.064" calcext:value-type="float">
            <text:p>213.064</text:p>
          </table:table-cell>
          <table:table-cell office:value-type="float" office:value="213.407" calcext:value-type="float">
            <text:p>213.407</text:p>
          </table:table-cell>
          <table:table-cell office:value-type="float" office:value="210.878" calcext:value-type="float">
            <text:p>210.878</text:p>
          </table:table-cell>
          <table:table-cell office:value-type="float" office:value="212.28" calcext:value-type="float">
            <text:p>212.2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89.194" calcext:value-type="float">
            <text:p>489.194</text:p>
          </table:table-cell>
          <table:table-cell office:value-type="float" office:value="499.656" calcext:value-type="float">
            <text:p>499.656</text:p>
          </table:table-cell>
          <table:table-cell office:value-type="float" office:value="488.342" calcext:value-type="float">
            <text:p>488.342</text:p>
          </table:table-cell>
          <table:table-cell office:value-type="float" office:value="488.712" calcext:value-type="float">
            <text:p>488.712</text:p>
          </table:table-cell>
          <table:table-cell office:value-type="float" office:value="487.87" calcext:value-type="float">
            <text:p>487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761.77" calcext:value-type="float">
            <text:p>6761.77</text:p>
          </table:table-cell>
          <table:table-cell office:value-type="float" office:value="6886.36" calcext:value-type="float">
            <text:p>6886.36</text:p>
          </table:table-cell>
          <table:table-cell office:value-type="float" office:value="6421.93" calcext:value-type="float">
            <text:p>6421.93</text:p>
          </table:table-cell>
          <table:table-cell office:value-type="float" office:value="6746.41" calcext:value-type="float">
            <text:p>6746.41</text:p>
          </table:table-cell>
          <table:table-cell office:value-type="float" office:value="7664.12" calcext:value-type="float">
            <text:p>7664.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5186" calcext:value-type="float">
            <text:p>35186</text:p>
          </table:table-cell>
          <table:table-cell office:value-type="float" office:value="26725.3" calcext:value-type="float">
            <text:p>26725.3</text:p>
          </table:table-cell>
          <table:table-cell office:value-type="float" office:value="21433.2" calcext:value-type="float">
            <text:p>21433.2</text:p>
          </table:table-cell>
          <table:table-cell office:value-type="float" office:value="34263" calcext:value-type="float">
            <text:p>34263</text:p>
          </table:table-cell>
          <table:table-cell office:value-type="float" office:value="30236.2" calcext:value-type="float">
            <text:p>30236.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3635.6" calcext:value-type="float">
            <text:p>63635.6</text:p>
          </table:table-cell>
          <table:table-cell office:value-type="float" office:value="53943.7" calcext:value-type="float">
            <text:p>53943.7</text:p>
          </table:table-cell>
          <table:table-cell office:value-type="float" office:value="47910" calcext:value-type="float">
            <text:p>47910</text:p>
          </table:table-cell>
          <table:table-cell office:value-type="float" office:value="47190" calcext:value-type="float">
            <text:p>47190</text:p>
          </table:table-cell>
          <table:table-cell office:value-type="float" office:value="43964.1" calcext:value-type="float">
            <text:p>43964.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5692.9" calcext:value-type="float">
            <text:p>85692.9</text:p>
          </table:table-cell>
          <table:table-cell office:value-type="float" office:value="77653.2" calcext:value-type="float">
            <text:p>77653.2</text:p>
          </table:table-cell>
          <table:table-cell office:value-type="float" office:value="73832.1" calcext:value-type="float">
            <text:p>73832.1</text:p>
          </table:table-cell>
          <table:table-cell office:value-type="float" office:value="80589.1" calcext:value-type="float">
            <text:p>80589.1</text:p>
          </table:table-cell>
          <table:table-cell office:value-type="float" office:value="80121.7" calcext:value-type="float">
            <text:p>80121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1959" calcext:value-type="float">
            <text:p>101959</text:p>
          </table:table-cell>
          <table:table-cell office:value-type="float" office:value="104885" calcext:value-type="float">
            <text:p>104885</text:p>
          </table:table-cell>
          <table:table-cell office:value-type="float" office:value="112858" calcext:value-type="float">
            <text:p>112858</text:p>
          </table:table-cell>
          <table:table-cell office:value-type="float" office:value="106462" calcext:value-type="float">
            <text:p>106462</text:p>
          </table:table-cell>
          <table:table-cell office:value-type="float" office:value="109814" calcext:value-type="float">
            <text:p>1098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6088" calcext:value-type="float">
            <text:p>126088</text:p>
          </table:table-cell>
          <table:table-cell office:value-type="float" office:value="146842" calcext:value-type="float">
            <text:p>146842</text:p>
          </table:table-cell>
          <table:table-cell office:value-type="float" office:value="146394" calcext:value-type="float">
            <text:p>146394</text:p>
          </table:table-cell>
          <table:table-cell office:value-type="float" office:value="122281" calcext:value-type="float">
            <text:p>122281</text:p>
          </table:table-cell>
          <table:table-cell office:value-type="float" office:value="127786" calcext:value-type="float">
            <text:p>1277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59628" calcext:value-type="float">
            <text:p>159628</text:p>
          </table:table-cell>
          <table:table-cell office:value-type="float" office:value="156877" calcext:value-type="float">
            <text:p>156877</text:p>
          </table:table-cell>
          <table:table-cell office:value-type="float" office:value="171643" calcext:value-type="float">
            <text:p>171643</text:p>
          </table:table-cell>
          <table:table-cell office:value-type="float" office:value="161380" calcext:value-type="float">
            <text:p>161380</text:p>
          </table:table-cell>
          <table:table-cell office:value-type="float" office:value="170086" calcext:value-type="float">
            <text:p>1700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054" calcext:value-type="float">
            <text:p>214054</text:p>
          </table:table-cell>
          <table:table-cell office:value-type="float" office:value="197262" calcext:value-type="float">
            <text:p>197262</text:p>
          </table:table-cell>
          <table:table-cell office:value-type="float" office:value="215086" calcext:value-type="float">
            <text:p>215086</text:p>
          </table:table-cell>
          <table:table-cell office:value-type="float" office:value="191361" calcext:value-type="float">
            <text:p>191361</text:p>
          </table:table-cell>
          <table:table-cell office:value-type="float" office:value="199021" calcext:value-type="float">
            <text:p>1990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41395" calcext:value-type="float">
            <text:p>241395</text:p>
          </table:table-cell>
          <table:table-cell office:value-type="float" office:value="230480" calcext:value-type="float">
            <text:p>230480</text:p>
          </table:table-cell>
          <table:table-cell office:value-type="float" office:value="231242" calcext:value-type="float">
            <text:p>231242</text:p>
          </table:table-cell>
          <table:table-cell office:value-type="float" office:value="226452" calcext:value-type="float">
            <text:p>226452</text:p>
          </table:table-cell>
          <table:table-cell office:value-type="float" office:value="219707" calcext:value-type="float">
            <text:p>219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78767" calcext:value-type="float">
            <text:p>278767</text:p>
          </table:table-cell>
          <table:table-cell office:value-type="float" office:value="262331" calcext:value-type="float">
            <text:p>262331</text:p>
          </table:table-cell>
          <table:table-cell office:value-type="float" office:value="271895" calcext:value-type="float">
            <text:p>271895</text:p>
          </table:table-cell>
          <table:table-cell office:value-type="float" office:value="262616" calcext:value-type="float">
            <text:p>262616</text:p>
          </table:table-cell>
          <table:table-cell office:value-type="float" office:value="261491" calcext:value-type="float">
            <text:p>261491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51862" calcext:value-type="float">
            <text:p>2.51862</text:p>
          </table:table-cell>
          <table:table-cell office:value-type="float" office:value="3.21075" calcext:value-type="float">
            <text:p>3.21075</text:p>
          </table:table-cell>
          <table:table-cell office:value-type="float" office:value="2.43917" calcext:value-type="float">
            <text:p>2.43917</text:p>
          </table:table-cell>
          <table:table-cell office:value-type="float" office:value="3.06266" calcext:value-type="float">
            <text:p>3.06266</text:p>
          </table:table-cell>
          <table:table-cell office:value-type="float" office:value="3.2585" calcext:value-type="float">
            <text:p>3.2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19622" calcext:value-type="float">
            <text:p>4.19622</text:p>
          </table:table-cell>
          <table:table-cell office:value-type="float" office:value="4.21738" calcext:value-type="float">
            <text:p>4.21738</text:p>
          </table:table-cell>
          <table:table-cell office:value-type="float" office:value="4.62432" calcext:value-type="float">
            <text:p>4.62432</text:p>
          </table:table-cell>
          <table:table-cell office:value-type="float" office:value="4.24621" calcext:value-type="float">
            <text:p>4.24621</text:p>
          </table:table-cell>
          <table:table-cell office:value-type="float" office:value="4.27162" calcext:value-type="float">
            <text:p>4.27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84909" calcext:value-type="float">
            <text:p>5.84909</text:p>
          </table:table-cell>
          <table:table-cell office:value-type="float" office:value="5.35661" calcext:value-type="float">
            <text:p>5.35661</text:p>
          </table:table-cell>
          <table:table-cell office:value-type="float" office:value="5.75184" calcext:value-type="float">
            <text:p>5.75184</text:p>
          </table:table-cell>
          <table:table-cell office:value-type="float" office:value="5.79062" calcext:value-type="float">
            <text:p>5.79062</text:p>
          </table:table-cell>
          <table:table-cell office:value-type="float" office:value="5.76922" calcext:value-type="float">
            <text:p>5.769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61962" calcext:value-type="float">
            <text:p>7.61962</text:p>
          </table:table-cell>
          <table:table-cell office:value-type="float" office:value="7.78918" calcext:value-type="float">
            <text:p>7.78918</text:p>
          </table:table-cell>
          <table:table-cell office:value-type="float" office:value="7.90323" calcext:value-type="float">
            <text:p>7.90323</text:p>
          </table:table-cell>
          <table:table-cell office:value-type="float" office:value="7.81357" calcext:value-type="float">
            <text:p>7.81357</text:p>
          </table:table-cell>
          <table:table-cell office:value-type="float" office:value="7.8889" calcext:value-type="float">
            <text:p>7.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45456" calcext:value-type="float">
            <text:p>9.45456</text:p>
          </table:table-cell>
          <table:table-cell office:value-type="float" office:value="9.65222" calcext:value-type="float">
            <text:p>9.65222</text:p>
          </table:table-cell>
          <table:table-cell office:value-type="float" office:value="9.96749" calcext:value-type="float">
            <text:p>9.96749</text:p>
          </table:table-cell>
          <table:table-cell office:value-type="float" office:value="9.92461" calcext:value-type="float">
            <text:p>9.92461</text:p>
          </table:table-cell>
          <table:table-cell office:value-type="float" office:value="9.91027" calcext:value-type="float">
            <text:p>9.91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2654" calcext:value-type="float">
            <text:p>11.2654</text:p>
          </table:table-cell>
          <table:table-cell office:value-type="float" office:value="10.7336" calcext:value-type="float">
            <text:p>10.7336</text:p>
          </table:table-cell>
          <table:table-cell office:value-type="float" office:value="10.9281" calcext:value-type="float">
            <text:p>10.9281</text:p>
          </table:table-cell>
          <table:table-cell office:value-type="float" office:value="10.8596" calcext:value-type="float">
            <text:p>10.8596</text:p>
          </table:table-cell>
          <table:table-cell office:value-type="float" office:value="10.7698" calcext:value-type="float">
            <text:p>10.7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7877" calcext:value-type="float">
            <text:p>12.7877</text:p>
          </table:table-cell>
          <table:table-cell office:value-type="float" office:value="12.2665" calcext:value-type="float">
            <text:p>12.2665</text:p>
          </table:table-cell>
          <table:table-cell office:value-type="float" office:value="13.0734" calcext:value-type="float">
            <text:p>13.0734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2.9061" calcext:value-type="float">
            <text:p>12.90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.5454" calcext:value-type="float">
            <text:p>13.5454</text:p>
          </table:table-cell>
          <table:table-cell office:value-type="float" office:value="13.0171" calcext:value-type="float">
            <text:p>13.0171</text:p>
          </table:table-cell>
          <table:table-cell office:value-type="float" office:value="14.1764" calcext:value-type="float">
            <text:p>14.1764</text:p>
          </table:table-cell>
          <table:table-cell office:value-type="float" office:value="14.4338" calcext:value-type="float">
            <text:p>14.4338</text:p>
          </table:table-cell>
          <table:table-cell office:value-type="float" office:value="13.5265" calcext:value-type="float">
            <text:p>13.5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7737" calcext:value-type="float">
            <text:p>15.7737</text:p>
          </table:table-cell>
          <table:table-cell office:value-type="float" office:value="15.4656" calcext:value-type="float">
            <text:p>15.4656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15.8085" calcext:value-type="float">
            <text:p>15.8085</text:p>
          </table:table-cell>
          <table:table-cell office:value-type="float" office:value="15.2705" calcext:value-type="float">
            <text:p>15.27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722" calcext:value-type="float">
            <text:p>38.722</text:p>
          </table:table-cell>
          <table:table-cell office:value-type="float" office:value="38.7737" calcext:value-type="float">
            <text:p>38.7737</text:p>
          </table:table-cell>
          <table:table-cell office:value-type="float" office:value="38.3345" calcext:value-type="float">
            <text:p>38.3345</text:p>
          </table:table-cell>
          <table:table-cell office:value-type="float" office:value="39.9409" calcext:value-type="float">
            <text:p>39.9409</text:p>
          </table:table-cell>
          <table:table-cell office:value-type="float" office:value="38.8543" calcext:value-type="float">
            <text:p>38.85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0325" calcext:value-type="float">
            <text:p>44.0325</text:p>
          </table:table-cell>
          <table:table-cell office:value-type="float" office:value="44.4532" calcext:value-type="float">
            <text:p>44.4532</text:p>
          </table:table-cell>
          <table:table-cell office:value-type="float" office:value="44.6374" calcext:value-type="float">
            <text:p>44.6374</text:p>
          </table:table-cell>
          <table:table-cell office:value-type="float" office:value="44.3328" calcext:value-type="float">
            <text:p>44.3328</text:p>
          </table:table-cell>
          <table:table-cell office:value-type="float" office:value="43.8519" calcext:value-type="float">
            <text:p>43.8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6.0971" calcext:value-type="float">
            <text:p>66.0971</text:p>
          </table:table-cell>
          <table:table-cell office:value-type="float" office:value="63.5447" calcext:value-type="float">
            <text:p>63.5447</text:p>
          </table:table-cell>
          <table:table-cell office:value-type="float" office:value="63.9268" calcext:value-type="float">
            <text:p>63.9268</text:p>
          </table:table-cell>
          <table:table-cell office:value-type="float" office:value="63.5668" calcext:value-type="float">
            <text:p>63.5668</text:p>
          </table:table-cell>
          <table:table-cell office:value-type="float" office:value="63.7056" calcext:value-type="float">
            <text:p>63.70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23.198" calcext:value-type="float">
            <text:p>123.198</text:p>
          </table:table-cell>
          <table:table-cell office:value-type="float" office:value="127.505" calcext:value-type="float">
            <text:p>127.505</text:p>
          </table:table-cell>
          <table:table-cell office:value-type="float" office:value="114.418" calcext:value-type="float">
            <text:p>114.418</text:p>
          </table:table-cell>
          <table:table-cell office:value-type="float" office:value="119.412" calcext:value-type="float">
            <text:p>119.412</text:p>
          </table:table-cell>
          <table:table-cell office:value-type="float" office:value="135.701" calcext:value-type="float">
            <text:p>135.7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3.488" calcext:value-type="float">
            <text:p>373.488</text:p>
          </table:table-cell>
          <table:table-cell office:value-type="float" office:value="371.525" calcext:value-type="float">
            <text:p>371.525</text:p>
          </table:table-cell>
          <table:table-cell office:value-type="float" office:value="388.012" calcext:value-type="float">
            <text:p>388.012</text:p>
          </table:table-cell>
          <table:table-cell office:value-type="float" office:value="358.594" calcext:value-type="float">
            <text:p>358.594</text:p>
          </table:table-cell>
          <table:table-cell office:value-type="float" office:value="369.572" calcext:value-type="float">
            <text:p>369.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35.27" calcext:value-type="float">
            <text:p>2035.27</text:p>
          </table:table-cell>
          <table:table-cell office:value-type="float" office:value="2064.55" calcext:value-type="float">
            <text:p>2064.55</text:p>
          </table:table-cell>
          <table:table-cell office:value-type="float" office:value="2048.2" calcext:value-type="float">
            <text:p>2048.2</text:p>
          </table:table-cell>
          <table:table-cell office:value-type="float" office:value="2073.85" calcext:value-type="float">
            <text:p>2073.85</text:p>
          </table:table-cell>
          <table:table-cell office:value-type="float" office:value="2056.63" calcext:value-type="float">
            <text:p>2056.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42.69" calcext:value-type="float">
            <text:p>5642.69</text:p>
          </table:table-cell>
          <table:table-cell office:value-type="float" office:value="5605.84" calcext:value-type="float">
            <text:p>5605.84</text:p>
          </table:table-cell>
          <table:table-cell office:value-type="float" office:value="5589" calcext:value-type="float">
            <text:p>5589</text:p>
          </table:table-cell>
          <table:table-cell office:value-type="float" office:value="5648.45" calcext:value-type="float">
            <text:p>5648.45</text:p>
          </table:table-cell>
          <table:table-cell office:value-type="float" office:value="5629.53" calcext:value-type="float">
            <text:p>5629.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866.66" calcext:value-type="float">
            <text:p>9866.66</text:p>
          </table:table-cell>
          <table:table-cell office:value-type="float" office:value="10177.5" calcext:value-type="float">
            <text:p>10177.5</text:p>
          </table:table-cell>
          <table:table-cell office:value-type="float" office:value="9773.26" calcext:value-type="float">
            <text:p>9773.26</text:p>
          </table:table-cell>
          <table:table-cell office:value-type="float" office:value="9895.12" calcext:value-type="float">
            <text:p>9895.12</text:p>
          </table:table-cell>
          <table:table-cell office:value-type="float" office:value="9771.09" calcext:value-type="float">
            <text:p>9771.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864.2" calcext:value-type="float">
            <text:p>15864.2</text:p>
          </table:table-cell>
          <table:table-cell office:value-type="float" office:value="15503.6" calcext:value-type="float">
            <text:p>15503.6</text:p>
          </table:table-cell>
          <table:table-cell office:value-type="float" office:value="15726.1" calcext:value-type="float">
            <text:p>15726.1</text:p>
          </table:table-cell>
          <table:table-cell office:value-type="float" office:value="13751.3" calcext:value-type="float">
            <text:p>13751.3</text:p>
          </table:table-cell>
          <table:table-cell office:value-type="float" office:value="15989.9" calcext:value-type="float">
            <text:p>15989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648.6" calcext:value-type="float">
            <text:p>19648.6</text:p>
          </table:table-cell>
          <table:table-cell office:value-type="float" office:value="19312.2" calcext:value-type="float">
            <text:p>19312.2</text:p>
          </table:table-cell>
          <table:table-cell office:value-type="float" office:value="19569" calcext:value-type="float">
            <text:p>19569</text:p>
          </table:table-cell>
          <table:table-cell office:value-type="float" office:value="18143.3" calcext:value-type="float">
            <text:p>18143.3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3242.2" calcext:value-type="float">
            <text:p>23242.2</text:p>
          </table:table-cell>
          <table:table-cell office:value-type="float" office:value="23366.7" calcext:value-type="float">
            <text:p>23366.7</text:p>
          </table:table-cell>
          <table:table-cell office:value-type="float" office:value="23345.9" calcext:value-type="float">
            <text:p>23345.9</text:p>
          </table:table-cell>
          <table:table-cell office:value-type="float" office:value="23124.9" calcext:value-type="float">
            <text:p>23124.9</text:p>
          </table:table-cell>
          <table:table-cell office:value-type="float" office:value="23313.2" calcext:value-type="float">
            <text:p>23313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9.3037" calcext:value-type="float">
            <text:p>19.3037</text:p>
          </table:table-cell>
          <table:table-cell office:value-type="float" office:value="17.6564" calcext:value-type="float">
            <text:p>17.6564</text:p>
          </table:table-cell>
          <table:table-cell office:value-type="float" office:value="16.9226" calcext:value-type="float">
            <text:p>16.9226</text:p>
          </table:table-cell>
          <table:table-cell office:value-type="float" office:value="17.3547" calcext:value-type="float">
            <text:p>17.3547</text:p>
          </table:table-cell>
          <table:table-cell office:value-type="float" office:value="17.4183" calcext:value-type="float">
            <text:p>17.4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3.2714" calcext:value-type="float">
            <text:p>33.2714</text:p>
          </table:table-cell>
          <table:table-cell office:value-type="float" office:value="32.6306" calcext:value-type="float">
            <text:p>32.6306</text:p>
          </table:table-cell>
          <table:table-cell office:value-type="float" office:value="33.4792" calcext:value-type="float">
            <text:p>33.4792</text:p>
          </table:table-cell>
          <table:table-cell office:value-type="float" office:value="32.6832" calcext:value-type="float">
            <text:p>32.6832</text:p>
          </table:table-cell>
          <table:table-cell office:value-type="float" office:value="33.9751" calcext:value-type="float">
            <text:p>33.97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6.583" calcext:value-type="float">
            <text:p>46.583</text:p>
          </table:table-cell>
          <table:table-cell office:value-type="float" office:value="45.7219" calcext:value-type="float">
            <text:p>45.7219</text:p>
          </table:table-cell>
          <table:table-cell office:value-type="float" office:value="46.248" calcext:value-type="float">
            <text:p>46.248</text:p>
          </table:table-cell>
          <table:table-cell office:value-type="float" office:value="46.402" calcext:value-type="float">
            <text:p>46.402</text:p>
          </table:table-cell>
          <table:table-cell office:value-type="float" office:value="46.3051" calcext:value-type="float">
            <text:p>46.30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35" calcext:value-type="float">
            <text:p>61.335</text:p>
          </table:table-cell>
          <table:table-cell office:value-type="float" office:value="61.2232" calcext:value-type="float">
            <text:p>61.2232</text:p>
          </table:table-cell>
          <table:table-cell office:value-type="float" office:value="60.6103" calcext:value-type="float">
            <text:p>60.6103</text:p>
          </table:table-cell>
          <table:table-cell office:value-type="float" office:value="60.9185" calcext:value-type="float">
            <text:p>60.9185</text:p>
          </table:table-cell>
          <table:table-cell office:value-type="float" office:value="62.1465" calcext:value-type="float">
            <text:p>62.14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943" calcext:value-type="float">
            <text:p>74.5943</text:p>
          </table:table-cell>
          <table:table-cell office:value-type="float" office:value="74.6358" calcext:value-type="float">
            <text:p>74.6358</text:p>
          </table:table-cell>
          <table:table-cell office:value-type="float" office:value="75.1187" calcext:value-type="float">
            <text:p>75.1187</text:p>
          </table:table-cell>
          <table:table-cell office:value-type="float" office:value="74.1219" calcext:value-type="float">
            <text:p>74.1219</text:p>
          </table:table-cell>
          <table:table-cell office:value-type="float" office:value="75.9229" calcext:value-type="float">
            <text:p>75.92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7.7015" calcext:value-type="float">
            <text:p>87.7015</text:p>
          </table:table-cell>
          <table:table-cell office:value-type="float" office:value="87.4966" calcext:value-type="float">
            <text:p>87.4966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87.4733" calcext:value-type="float">
            <text:p>87.4733</text:p>
          </table:table-cell>
          <table:table-cell office:value-type="float" office:value="91.8909" calcext:value-type="float">
            <text:p>91.89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121" calcext:value-type="float">
            <text:p>113.121</text:p>
          </table:table-cell>
          <table:table-cell office:value-type="float" office:value="104.725" calcext:value-type="float">
            <text:p>104.725</text:p>
          </table:table-cell>
          <table:table-cell office:value-type="float" office:value="104.141" calcext:value-type="float">
            <text:p>104.141</text:p>
          </table:table-cell>
          <table:table-cell office:value-type="float" office:value="103.41" calcext:value-type="float">
            <text:p>103.41</text:p>
          </table:table-cell>
          <table:table-cell office:value-type="float" office:value="104.313" calcext:value-type="float">
            <text:p>104.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9.37" calcext:value-type="float">
            <text:p>119.37</text:p>
          </table:table-cell>
          <table:table-cell office:value-type="float" office:value="116.834" calcext:value-type="float">
            <text:p>116.834</text:p>
          </table:table-cell>
          <table:table-cell office:value-type="float" office:value="119.374" calcext:value-type="float">
            <text:p>119.374</text:p>
          </table:table-cell>
          <table:table-cell office:value-type="float" office:value="119.951" calcext:value-type="float">
            <text:p>119.951</text:p>
          </table:table-cell>
          <table:table-cell office:value-type="float" office:value="120.272" calcext:value-type="float">
            <text:p>120.2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2" calcext:value-type="float">
            <text:p>133.472</text:p>
          </table:table-cell>
          <table:table-cell office:value-type="float" office:value="133.533" calcext:value-type="float">
            <text:p>133.533</text:p>
          </table:table-cell>
          <table:table-cell office:value-type="float" office:value="133.875" calcext:value-type="float">
            <text:p>133.875</text:p>
          </table:table-cell>
          <table:table-cell office:value-type="float" office:value="132.563" calcext:value-type="float">
            <text:p>132.563</text:p>
          </table:table-cell>
          <table:table-cell office:value-type="float" office:value="134.107" calcext:value-type="float">
            <text:p>134.10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5.231" calcext:value-type="float">
            <text:p>185.231</text:p>
          </table:table-cell>
          <table:table-cell office:value-type="float" office:value="193.403" calcext:value-type="float">
            <text:p>193.403</text:p>
          </table:table-cell>
          <table:table-cell office:value-type="float" office:value="187.508" calcext:value-type="float">
            <text:p>187.508</text:p>
          </table:table-cell>
          <table:table-cell office:value-type="float" office:value="217.427" calcext:value-type="float">
            <text:p>217.427</text:p>
          </table:table-cell>
          <table:table-cell office:value-type="float" office:value="191.156" calcext:value-type="float">
            <text:p>191.1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88.255" calcext:value-type="float">
            <text:p>388.255</text:p>
          </table:table-cell>
          <table:table-cell office:value-type="float" office:value="388.397" calcext:value-type="float">
            <text:p>388.397</text:p>
          </table:table-cell>
          <table:table-cell office:value-type="float" office:value="394.349" calcext:value-type="float">
            <text:p>394.349</text:p>
          </table:table-cell>
          <table:table-cell office:value-type="float" office:value="391.12" calcext:value-type="float">
            <text:p>391.12</text:p>
          </table:table-cell>
          <table:table-cell office:value-type="float" office:value="406.72" calcext:value-type="float">
            <text:p>406.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7.811" calcext:value-type="float">
            <text:p>457.811</text:p>
          </table:table-cell>
          <table:table-cell office:value-type="float" office:value="463.983" calcext:value-type="float">
            <text:p>463.983</text:p>
          </table:table-cell>
          <table:table-cell office:value-type="float" office:value="458.257" calcext:value-type="float">
            <text:p>458.257</text:p>
          </table:table-cell>
          <table:table-cell office:value-type="float" office:value="459.874" calcext:value-type="float">
            <text:p>459.874</text:p>
          </table:table-cell>
          <table:table-cell office:value-type="float" office:value="472.693" calcext:value-type="float">
            <text:p>472.6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782.778" calcext:value-type="float">
            <text:p>782.778</text:p>
          </table:table-cell>
          <table:table-cell office:value-type="float" office:value="786.473" calcext:value-type="float">
            <text:p>786.473</text:p>
          </table:table-cell>
          <table:table-cell office:value-type="float" office:value="785.994" calcext:value-type="float">
            <text:p>785.994</text:p>
          </table:table-cell>
          <table:table-cell office:value-type="float" office:value="790.334" calcext:value-type="float">
            <text:p>790.334</text:p>
          </table:table-cell>
          <table:table-cell office:value-type="float" office:value="783.332" calcext:value-type="float">
            <text:p>783.3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534.24" calcext:value-type="float">
            <text:p>1534.24</text:p>
          </table:table-cell>
          <table:table-cell office:value-type="float" office:value="1548.79" calcext:value-type="float">
            <text:p>1548.79</text:p>
          </table:table-cell>
          <table:table-cell office:value-type="float" office:value="1537.21" calcext:value-type="float">
            <text:p>1537.21</text:p>
          </table:table-cell>
          <table:table-cell office:value-type="float" office:value="1533.24" calcext:value-type="float">
            <text:p>1533.2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423.1" calcext:value-type="float">
            <text:p>11423.1</text:p>
          </table:table-cell>
          <table:table-cell office:value-type="float" office:value="11522.8" calcext:value-type="float">
            <text:p>11522.8</text:p>
          </table:table-cell>
          <table:table-cell office:value-type="float" office:value="11539.9" calcext:value-type="float">
            <text:p>11539.9</text:p>
          </table:table-cell>
          <table:table-cell office:value-type="float" office:value="11545.3" calcext:value-type="float">
            <text:p>11545.3</text:p>
          </table:table-cell>
          <table:table-cell office:value-type="float" office:value="11418.4" calcext:value-type="float">
            <text:p>11418.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67.7" calcext:value-type="float">
            <text:p>51167.7</text:p>
          </table:table-cell>
          <table:table-cell office:value-type="float" office:value="51400.7" calcext:value-type="float">
            <text:p>51400.7</text:p>
          </table:table-cell>
          <table:table-cell office:value-type="float" office:value="51053.2" calcext:value-type="float">
            <text:p>51053.2</text:p>
          </table:table-cell>
          <table:table-cell office:value-type="float" office:value="51323" calcext:value-type="float">
            <text:p>51323</text:p>
          </table:table-cell>
          <table:table-cell office:value-type="float" office:value="51340.7" calcext:value-type="float">
            <text:p>51340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470.8" calcext:value-type="float">
            <text:p>81470.8</text:p>
          </table:table-cell>
          <table:table-cell office:value-type="float" office:value="81228.5" calcext:value-type="float">
            <text:p>81228.5</text:p>
          </table:table-cell>
          <table:table-cell office:value-type="float" office:value="80882.9" calcext:value-type="float">
            <text:p>80882.9</text:p>
          </table:table-cell>
          <table:table-cell office:value-type="float" office:value="81385.1" calcext:value-type="float">
            <text:p>81385.1</text:p>
          </table:table-cell>
          <table:table-cell office:value-type="float" office:value="81377.5" calcext:value-type="float">
            <text:p>81377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1636" calcext:value-type="float">
            <text:p>111636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0607" calcext:value-type="float">
            <text:p>110607</text:p>
          </table:table-cell>
          <table:table-cell office:value-type="float" office:value="110809" calcext:value-type="float">
            <text:p>110809</text:p>
          </table:table-cell>
          <table:table-cell office:value-type="float" office:value="110424" calcext:value-type="float">
            <text:p>11042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226" calcext:value-type="float">
            <text:p>141226</text:p>
          </table:table-cell>
          <table:table-cell office:value-type="float" office:value="140500" calcext:value-type="float">
            <text:p>140500</text:p>
          </table:table-cell>
          <table:table-cell office:value-type="float" office:value="141421" calcext:value-type="float">
            <text:p>141421</text:p>
          </table:table-cell>
          <table:table-cell office:value-type="float" office:value="141403" calcext:value-type="float">
            <text:p>141403</text:p>
          </table:table-cell>
          <table:table-cell office:value-type="float" office:value="141103" calcext:value-type="float">
            <text:p>141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315" calcext:value-type="float">
            <text:p>173315</text:p>
          </table:table-cell>
          <table:table-cell office:value-type="float" office:value="172269" calcext:value-type="float">
            <text:p>172269</text:p>
          </table:table-cell>
          <table:table-cell office:value-type="float" office:value="172291" calcext:value-type="float">
            <text:p>172291</text:p>
          </table:table-cell>
          <table:table-cell office:value-type="float" office:value="172514" calcext:value-type="float">
            <text:p>172514</text:p>
          </table:table-cell>
          <table:table-cell office:value-type="float" office:value="172485" calcext:value-type="float">
            <text:p>172485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10272" calcext:value-type="float">
            <text:p>3.10272</text:p>
          </table:table-cell>
          <table:table-cell office:value-type="float" office:value="3.06157" calcext:value-type="float">
            <text:p>3.06157</text:p>
          </table:table-cell>
          <table:table-cell office:value-type="float" office:value="3.31763" calcext:value-type="float">
            <text:p>3.31763</text:p>
          </table:table-cell>
          <table:table-cell office:value-type="float" office:value="2.96995" calcext:value-type="float">
            <text:p>2.96995</text:p>
          </table:table-cell>
          <table:table-cell office:value-type="float" office:value="3.01565" calcext:value-type="float">
            <text:p>3.01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0493" calcext:value-type="float">
            <text:p>5.80493</text:p>
          </table:table-cell>
          <table:table-cell office:value-type="float" office:value="5.46611" calcext:value-type="float">
            <text:p>5.46611</text:p>
          </table:table-cell>
          <table:table-cell office:value-type="float" office:value="5.7273" calcext:value-type="float">
            <text:p>5.7273</text:p>
          </table:table-cell>
          <table:table-cell office:value-type="float" office:value="5.82246" calcext:value-type="float">
            <text:p>5.82246</text:p>
          </table:table-cell>
          <table:table-cell office:value-type="float" office:value="6.48611" calcext:value-type="float">
            <text:p>6.48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43686" calcext:value-type="float">
            <text:p>8.43686</text:p>
          </table:table-cell>
          <table:table-cell office:value-type="float" office:value="9.29382" calcext:value-type="float">
            <text:p>9.29382</text:p>
          </table:table-cell>
          <table:table-cell office:value-type="float" office:value="8.43248" calcext:value-type="float">
            <text:p>8.43248</text:p>
          </table:table-cell>
          <table:table-cell office:value-type="float" office:value="9.60278" calcext:value-type="float">
            <text:p>9.60278</text:p>
          </table:table-cell>
          <table:table-cell office:value-type="float" office:value="9.55187" calcext:value-type="float">
            <text:p>9.551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6224" calcext:value-type="float">
            <text:p>11.6224</text:p>
          </table:table-cell>
          <table:table-cell office:value-type="float" office:value="11.9296" calcext:value-type="float">
            <text:p>11.9296</text:p>
          </table:table-cell>
          <table:table-cell office:value-type="float" office:value="11.4498" calcext:value-type="float">
            <text:p>11.4498</text:p>
          </table:table-cell>
          <table:table-cell office:value-type="float" office:value="12.3738" calcext:value-type="float">
            <text:p>12.3738</text:p>
          </table:table-cell>
          <table:table-cell office:value-type="float" office:value="11.1676" calcext:value-type="float">
            <text:p>11.16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1834" calcext:value-type="float">
            <text:p>14.1834</text:p>
          </table:table-cell>
          <table:table-cell office:value-type="float" office:value="14.1861" calcext:value-type="float">
            <text:p>14.1861</text:p>
          </table:table-cell>
          <table:table-cell office:value-type="float" office:value="14.4076" calcext:value-type="float">
            <text:p>14.4076</text:p>
          </table:table-cell>
          <table:table-cell office:value-type="float" office:value="16.3177" calcext:value-type="float">
            <text:p>16.3177</text:p>
          </table:table-cell>
          <table:table-cell office:value-type="float" office:value="15.0244" calcext:value-type="float">
            <text:p>15.0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341" calcext:value-type="float">
            <text:p>16.341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5.3308" calcext:value-type="float">
            <text:p>15.3308</text:p>
          </table:table-cell>
          <table:table-cell office:value-type="float" office:value="16.9656" calcext:value-type="float">
            <text:p>16.9656</text:p>
          </table:table-cell>
          <table:table-cell office:value-type="float" office:value="15.8519" calcext:value-type="float">
            <text:p>15.8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096" calcext:value-type="float">
            <text:p>18.096</text:p>
          </table:table-cell>
          <table:table-cell office:value-type="float" office:value="17.7974" calcext:value-type="float">
            <text:p>17.7974</text:p>
          </table:table-cell>
          <table:table-cell office:value-type="float" office:value="21.7786" calcext:value-type="float">
            <text:p>21.7786</text:p>
          </table:table-cell>
          <table:table-cell office:value-type="float" office:value="18.3892" calcext:value-type="float">
            <text:p>18.3892</text:p>
          </table:table-cell>
          <table:table-cell office:value-type="float" office:value="17.8597" calcext:value-type="float">
            <text:p>17.85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.5176" calcext:value-type="float">
            <text:p>20.5176</text:p>
          </table:table-cell>
          <table:table-cell office:value-type="float" office:value="19.497" calcext:value-type="float">
            <text:p>19.497</text:p>
          </table:table-cell>
          <table:table-cell office:value-type="float" office:value="23.1856" calcext:value-type="float">
            <text:p>23.1856</text:p>
          </table:table-cell>
          <table:table-cell office:value-type="float" office:value="20.1219" calcext:value-type="float">
            <text:p>20.1219</text:p>
          </table:table-cell>
          <table:table-cell office:value-type="float" office:value="23.2099" calcext:value-type="float">
            <text:p>23.20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.146" calcext:value-type="float">
            <text:p>21.146</text:p>
          </table:table-cell>
          <table:table-cell office:value-type="float" office:value="22.081" calcext:value-type="float">
            <text:p>22.081</text:p>
          </table:table-cell>
          <table:table-cell office:value-type="float" office:value="21.3729" calcext:value-type="float">
            <text:p>21.3729</text:p>
          </table:table-cell>
          <table:table-cell office:value-type="float" office:value="22.4867" calcext:value-type="float">
            <text:p>22.4867</text:p>
          </table:table-cell>
          <table:table-cell office:value-type="float" office:value="21.608" calcext:value-type="float">
            <text:p>21.6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4.0579" calcext:value-type="float">
            <text:p>24.0579</text:p>
          </table:table-cell>
          <table:table-cell office:value-type="float" office:value="23.9204" calcext:value-type="float">
            <text:p>23.9204</text:p>
          </table:table-cell>
          <table:table-cell office:value-type="float" office:value="24.1528" calcext:value-type="float">
            <text:p>24.1528</text:p>
          </table:table-cell>
          <table:table-cell office:value-type="float" office:value="23.7547" calcext:value-type="float">
            <text:p>23.7547</text:p>
          </table:table-cell>
          <table:table-cell office:value-type="float" office:value="23.9171" calcext:value-type="float">
            <text:p>23.91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7.5108" calcext:value-type="float">
            <text:p>27.5108</text:p>
          </table:table-cell>
          <table:table-cell office:value-type="float" office:value="31.871" calcext:value-type="float">
            <text:p>31.871</text:p>
          </table:table-cell>
          <table:table-cell office:value-type="float" office:value="27.6472" calcext:value-type="float">
            <text:p>27.6472</text:p>
          </table:table-cell>
          <table:table-cell office:value-type="float" office:value="27.1749" calcext:value-type="float">
            <text:p>27.1749</text:p>
          </table:table-cell>
          <table:table-cell office:value-type="float" office:value="28.1991" calcext:value-type="float">
            <text:p>28.19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149" calcext:value-type="float">
            <text:p>30.8149</text:p>
          </table:table-cell>
          <table:table-cell office:value-type="float" office:value="31.4938" calcext:value-type="float">
            <text:p>31.4938</text:p>
          </table:table-cell>
          <table:table-cell office:value-type="float" office:value="31.9652" calcext:value-type="float">
            <text:p>31.9652</text:p>
          </table:table-cell>
          <table:table-cell office:value-type="float" office:value="31.9504" calcext:value-type="float">
            <text:p>31.9504</text:p>
          </table:table-cell>
          <table:table-cell office:value-type="float" office:value="30.3124" calcext:value-type="float">
            <text:p>30.3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4428" calcext:value-type="float">
            <text:p>34.4428</text:p>
          </table:table-cell>
          <table:table-cell office:value-type="float" office:value="34.3385" calcext:value-type="float">
            <text:p>34.3385</text:p>
          </table:table-cell>
          <table:table-cell office:value-type="float" office:value="34.5246" calcext:value-type="float">
            <text:p>34.5246</text:p>
          </table:table-cell>
          <table:table-cell office:value-type="float" office:value="34.9401" calcext:value-type="float">
            <text:p>34.9401</text:p>
          </table:table-cell>
          <table:table-cell office:value-type="float" office:value="42.788" calcext:value-type="float">
            <text:p>42.7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.3081" calcext:value-type="float">
            <text:p>38.3081</text:p>
          </table:table-cell>
          <table:table-cell office:value-type="float" office:value="37.1987" calcext:value-type="float">
            <text:p>37.1987</text:p>
          </table:table-cell>
          <table:table-cell office:value-type="float" office:value="44.4251" calcext:value-type="float">
            <text:p>44.4251</text:p>
          </table:table-cell>
          <table:table-cell office:value-type="float" office:value="37.1943" calcext:value-type="float">
            <text:p>37.1943</text:p>
          </table:table-cell>
          <table:table-cell office:value-type="float" office:value="40.8433" calcext:value-type="float">
            <text:p>40.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4051" calcext:value-type="float">
            <text:p>40.4051</text:p>
          </table:table-cell>
          <table:table-cell office:value-type="float" office:value="44.6846" calcext:value-type="float">
            <text:p>44.6846</text:p>
          </table:table-cell>
          <table:table-cell office:value-type="float" office:value="40.7163" calcext:value-type="float">
            <text:p>40.7163</text:p>
          </table:table-cell>
          <table:table-cell office:value-type="float" office:value="40.9448" calcext:value-type="float">
            <text:p>40.9448</text:p>
          </table:table-cell>
          <table:table-cell office:value-type="float" office:value="40.2672" calcext:value-type="float">
            <text:p>40.26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3165" calcext:value-type="float">
            <text:p>44.3165</text:p>
          </table:table-cell>
          <table:table-cell office:value-type="float" office:value="44.9044" calcext:value-type="float">
            <text:p>44.9044</text:p>
          </table:table-cell>
          <table:table-cell office:value-type="float" office:value="45.3652" calcext:value-type="float">
            <text:p>45.3652</text:p>
          </table:table-cell>
          <table:table-cell office:value-type="float" office:value="44.8612" calcext:value-type="float">
            <text:p>44.8612</text:p>
          </table:table-cell>
          <table:table-cell office:value-type="float" office:value="44.0937" calcext:value-type="float">
            <text:p>44.09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8102" calcext:value-type="float">
            <text:p>47.8102</text:p>
          </table:table-cell>
          <table:table-cell office:value-type="float" office:value="48.1712" calcext:value-type="float">
            <text:p>48.1712</text:p>
          </table:table-cell>
          <table:table-cell office:value-type="float" office:value="47.5469" calcext:value-type="float">
            <text:p>47.5469</text:p>
          </table:table-cell>
          <table:table-cell office:value-type="float" office:value="47.8516" calcext:value-type="float">
            <text:p>47.8516</text:p>
          </table:table-cell>
          <table:table-cell office:value-type="float" office:value="47.487" calcext:value-type="float">
            <text:p>47.4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.2038" calcext:value-type="float">
            <text:p>51.2038</text:p>
          </table:table-cell>
          <table:table-cell office:value-type="float" office:value="51.0076" calcext:value-type="float">
            <text:p>51.007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50.6177" calcext:value-type="float">
            <text:p>50.6177</text:p>
          </table:table-cell>
          <table:table-cell office:value-type="float" office:value="52.2831" calcext:value-type="float">
            <text:p>52.28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.2413" calcext:value-type="float">
            <text:p>54.2413</text:p>
          </table:table-cell>
          <table:table-cell office:value-type="float" office:value="54.4527" calcext:value-type="float">
            <text:p>54.4527</text:p>
          </table:table-cell>
          <table:table-cell office:value-type="float" office:value="53.3507" calcext:value-type="float">
            <text:p>53.3507</text:p>
          </table:table-cell>
          <table:table-cell office:value-type="float" office:value="54.1599" calcext:value-type="float">
            <text:p>54.1599</text:p>
          </table:table-cell>
          <table:table-cell office:value-type="float" office:value="54.1962" calcext:value-type="float">
            <text:p>54.19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8668" calcext:value-type="float">
            <text:p>57.8668</text:p>
          </table:table-cell>
          <table:table-cell office:value-type="float" office:value="57.5738" calcext:value-type="float">
            <text:p>57.5738</text:p>
          </table:table-cell>
          <table:table-cell office:value-type="float" office:value="56.9264" calcext:value-type="float">
            <text:p>56.9264</text:p>
          </table:table-cell>
          <table:table-cell office:value-type="float" office:value="56.9581" calcext:value-type="float">
            <text:p>56.9581</text:p>
          </table:table-cell>
          <table:table-cell office:value-type="float" office:value="57.3071" calcext:value-type="float">
            <text:p>57.3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657" calcext:value-type="float">
            <text:p>23.5657</text:p>
          </table:table-cell>
          <table:table-cell office:value-type="float" office:value="23.642" calcext:value-type="float">
            <text:p>23.642</text:p>
          </table:table-cell>
          <table:table-cell office:value-type="float" office:value="23.5523" calcext:value-type="float">
            <text:p>23.5523</text:p>
          </table:table-cell>
          <table:table-cell office:value-type="float" office:value="22.7924" calcext:value-type="float">
            <text:p>22.7924</text:p>
          </table:table-cell>
          <table:table-cell office:value-type="float" office:value="24.5636" calcext:value-type="float">
            <text:p>24.56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338" calcext:value-type="float">
            <text:p>42.338</text:p>
          </table:table-cell>
          <table:table-cell office:value-type="float" office:value="41.9246" calcext:value-type="float">
            <text:p>41.9246</text:p>
          </table:table-cell>
          <table:table-cell office:value-type="float" office:value="42.2503" calcext:value-type="float">
            <text:p>42.2503</text:p>
          </table:table-cell>
          <table:table-cell office:value-type="float" office:value="43.0448" calcext:value-type="float">
            <text:p>43.0448</text:p>
          </table:table-cell>
          <table:table-cell office:value-type="float" office:value="42.8714" calcext:value-type="float">
            <text:p>42.87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3.0911" calcext:value-type="float">
            <text:p>63.0911</text:p>
          </table:table-cell>
          <table:table-cell office:value-type="float" office:value="63.1138" calcext:value-type="float">
            <text:p>63.1138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63.6701" calcext:value-type="float">
            <text:p>63.6701</text:p>
          </table:table-cell>
          <table:table-cell office:value-type="float" office:value="60.7969" calcext:value-type="float">
            <text:p>60.79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8325" calcext:value-type="float">
            <text:p>80.8325</text:p>
          </table:table-cell>
          <table:table-cell office:value-type="float" office:value="80.1917" calcext:value-type="float">
            <text:p>80.1917</text:p>
          </table:table-cell>
          <table:table-cell office:value-type="float" office:value="80.0734" calcext:value-type="float">
            <text:p>80.0734</text:p>
          </table:table-cell>
          <table:table-cell office:value-type="float" office:value="80.4946" calcext:value-type="float">
            <text:p>80.4946</text:p>
          </table:table-cell>
          <table:table-cell office:value-type="float" office:value="80.4855" calcext:value-type="float">
            <text:p>80.48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342" calcext:value-type="float">
            <text:p>100.342</text:p>
          </table:table-cell>
          <table:table-cell office:value-type="float" office:value="98.9572" calcext:value-type="float">
            <text:p>98.9572</text:p>
          </table:table-cell>
          <table:table-cell office:value-type="float" office:value="99.0638" calcext:value-type="float">
            <text:p>99.0638</text:p>
          </table:table-cell>
          <table:table-cell office:value-type="float" office:value="99.4145" calcext:value-type="float">
            <text:p>99.4145</text:p>
          </table:table-cell>
          <table:table-cell office:value-type="float" office:value="98.9003" calcext:value-type="float">
            <text:p>98.90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405" calcext:value-type="float">
            <text:p>118.405</text:p>
          </table:table-cell>
          <table:table-cell office:value-type="float" office:value="118.641" calcext:value-type="float">
            <text:p>118.641</text:p>
          </table:table-cell>
          <table:table-cell office:value-type="float" office:value="118.337" calcext:value-type="float">
            <text:p>118.337</text:p>
          </table:table-cell>
          <table:table-cell office:value-type="float" office:value="118.255" calcext:value-type="float">
            <text:p>118.255</text:p>
          </table:table-cell>
          <table:table-cell office:value-type="float" office:value="120.054" calcext:value-type="float">
            <text:p>120.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8.95" calcext:value-type="float">
            <text:p>138.95</text:p>
          </table:table-cell>
          <table:table-cell office:value-type="float" office:value="137.761" calcext:value-type="float">
            <text:p>137.761</text:p>
          </table:table-cell>
          <table:table-cell office:value-type="float" office:value="136.989" calcext:value-type="float">
            <text:p>136.989</text:p>
          </table:table-cell>
          <table:table-cell office:value-type="float" office:value="138.122" calcext:value-type="float">
            <text:p>138.122</text:p>
          </table:table-cell>
          <table:table-cell office:value-type="float" office:value="136.313" calcext:value-type="float">
            <text:p>136.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086" calcext:value-type="float">
            <text:p>156.086</text:p>
          </table:table-cell>
          <table:table-cell office:value-type="float" office:value="157.053" calcext:value-type="float">
            <text:p>157.053</text:p>
          </table:table-cell>
          <table:table-cell office:value-type="float" office:value="158.37" calcext:value-type="float">
            <text:p>158.37</text:p>
          </table:table-cell>
          <table:table-cell office:value-type="float" office:value="155.542" calcext:value-type="float">
            <text:p>155.542</text:p>
          </table:table-cell>
          <table:table-cell office:value-type="float" office:value="157.485" calcext:value-type="float">
            <text:p>157.4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176.124" calcext:value-type="float">
            <text:p>176.124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174.718" calcext:value-type="float">
            <text:p>174.718</text:p>
          </table:table-cell>
          <table:table-cell office:value-type="float" office:value="175.45" calcext:value-type="float">
            <text:p>175.4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7.184" calcext:value-type="float">
            <text:p>197.184</text:p>
          </table:table-cell>
          <table:table-cell office:value-type="float" office:value="200.886" calcext:value-type="float">
            <text:p>200.886</text:p>
          </table:table-cell>
          <table:table-cell office:value-type="float" office:value="199.844" calcext:value-type="float">
            <text:p>199.844</text:p>
          </table:table-cell>
          <table:table-cell office:value-type="float" office:value="198.769" calcext:value-type="float">
            <text:p>198.769</text:p>
          </table:table-cell>
          <table:table-cell office:value-type="float" office:value="195.665" calcext:value-type="float">
            <text:p>1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1.533" calcext:value-type="float">
            <text:p>231.533</text:p>
          </table:table-cell>
          <table:table-cell office:value-type="float" office:value="230.424" calcext:value-type="float">
            <text:p>230.424</text:p>
          </table:table-cell>
          <table:table-cell office:value-type="float" office:value="231.924" calcext:value-type="float">
            <text:p>231.924</text:p>
          </table:table-cell>
          <table:table-cell office:value-type="float" office:value="242.791" calcext:value-type="float">
            <text:p>242.791</text:p>
          </table:table-cell>
          <table:table-cell office:value-type="float" office:value="231.607" calcext:value-type="float">
            <text:p>231.6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149" calcext:value-type="float">
            <text:p>268.149</text:p>
          </table:table-cell>
          <table:table-cell office:value-type="float" office:value="268.902" calcext:value-type="float">
            <text:p>268.902</text:p>
          </table:table-cell>
          <table:table-cell office:value-type="float" office:value="266.93" calcext:value-type="float">
            <text:p>266.93</text:p>
          </table:table-cell>
          <table:table-cell office:value-type="float" office:value="265.562" calcext:value-type="float">
            <text:p>265.562</text:p>
          </table:table-cell>
          <table:table-cell office:value-type="float" office:value="267.121" calcext:value-type="float">
            <text:p>267.1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9.371" calcext:value-type="float">
            <text:p>309.371</text:p>
          </table:table-cell>
          <table:table-cell office:value-type="float" office:value="304.181" calcext:value-type="float">
            <text:p>304.181</text:p>
          </table:table-cell>
          <table:table-cell office:value-type="float" office:value="306.518" calcext:value-type="float">
            <text:p>306.518</text:p>
          </table:table-cell>
          <table:table-cell office:value-type="float" office:value="306.503" calcext:value-type="float">
            <text:p>306.503</text:p>
          </table:table-cell>
          <table:table-cell office:value-type="float" office:value="300.806" calcext:value-type="float">
            <text:p>300.8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9.489" calcext:value-type="float">
            <text:p>339.489</text:p>
          </table:table-cell>
          <table:table-cell office:value-type="float" office:value="337.194" calcext:value-type="float">
            <text:p>337.194</text:p>
          </table:table-cell>
          <table:table-cell office:value-type="float" office:value="338.889" calcext:value-type="float">
            <text:p>338.889</text:p>
          </table:table-cell>
          <table:table-cell office:value-type="float" office:value="337.48" calcext:value-type="float">
            <text:p>337.48</text:p>
          </table:table-cell>
          <table:table-cell office:value-type="float" office:value="335.498" calcext:value-type="float">
            <text:p>335.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4.899" calcext:value-type="float">
            <text:p>374.899</text:p>
          </table:table-cell>
          <table:table-cell office:value-type="float" office:value="372.781" calcext:value-type="float">
            <text:p>372.781</text:p>
          </table:table-cell>
          <table:table-cell office:value-type="float" office:value="372.074" calcext:value-type="float">
            <text:p>372.074</text:p>
          </table:table-cell>
          <table:table-cell office:value-type="float" office:value="373.88" calcext:value-type="float">
            <text:p>373.88</text:p>
          </table:table-cell>
          <table:table-cell office:value-type="float" office:value="367.578" calcext:value-type="float">
            <text:p>367.57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7.591" calcext:value-type="float">
            <text:p>407.591</text:p>
          </table:table-cell>
          <table:table-cell office:value-type="float" office:value="404.718" calcext:value-type="float">
            <text:p>404.718</text:p>
          </table:table-cell>
          <table:table-cell office:value-type="float" office:value="405.002" calcext:value-type="float">
            <text:p>405.002</text:p>
          </table:table-cell>
          <table:table-cell office:value-type="float" office:value="405.427" calcext:value-type="float">
            <text:p>405.427</text:p>
          </table:table-cell>
          <table:table-cell office:value-type="float" office:value="404.189" calcext:value-type="float">
            <text:p>404.1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.575" calcext:value-type="float">
            <text:p>439.575</text:p>
          </table:table-cell>
          <table:table-cell office:value-type="float" office:value="438.927" calcext:value-type="float">
            <text:p>438.927</text:p>
          </table:table-cell>
          <table:table-cell office:value-type="float" office:value="439.71" calcext:value-type="float">
            <text:p>439.71</text:p>
          </table:table-cell>
          <table:table-cell office:value-type="float" office:value="438.172" calcext:value-type="float">
            <text:p>438.172</text:p>
          </table:table-cell>
          <table:table-cell office:value-type="float" office:value="440.869" calcext:value-type="float">
            <text:p>440.86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3.655" calcext:value-type="float">
            <text:p>473.655</text:p>
          </table:table-cell>
          <table:table-cell office:value-type="float" office:value="471.136" calcext:value-type="float">
            <text:p>471.136</text:p>
          </table:table-cell>
          <table:table-cell office:value-type="float" office:value="472.16" calcext:value-type="float">
            <text:p>472.16</text:p>
          </table:table-cell>
          <table:table-cell office:value-type="float" office:value="472.603" calcext:value-type="float">
            <text:p>472.603</text:p>
          </table:table-cell>
          <table:table-cell office:value-type="float" office:value="471.705" calcext:value-type="float">
            <text:p>471.7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10.958" calcext:value-type="float">
            <text:p>510.958</text:p>
          </table:table-cell>
          <table:table-cell office:value-type="float" office:value="502.528" calcext:value-type="float">
            <text:p>502.528</text:p>
          </table:table-cell>
          <table:table-cell office:value-type="float" office:value="500.892" calcext:value-type="float">
            <text:p>500.892</text:p>
          </table:table-cell>
          <table:table-cell office:value-type="float" office:value="507.33" calcext:value-type="float">
            <text:p>507.33</text:p>
          </table:table-cell>
          <table:table-cell office:value-type="float" office:value="502.079" calcext:value-type="float">
            <text:p>502.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9.562" calcext:value-type="float">
            <text:p>539.562</text:p>
          </table:table-cell>
          <table:table-cell office:value-type="float" office:value="541.939" calcext:value-type="float">
            <text:p>541.939</text:p>
          </table:table-cell>
          <table:table-cell office:value-type="float" office:value="541.052" calcext:value-type="float">
            <text:p>541.052</text:p>
          </table:table-cell>
          <table:table-cell office:value-type="float" office:value="540.662" calcext:value-type="float">
            <text:p>540.662</text:p>
          </table:table-cell>
          <table:table-cell office:value-type="float" office:value="536.526" calcext:value-type="float">
            <text:p>536.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5:57:31.51526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26:51.399842472</dc:date>
    <meta:editing-duration>PT2H41M37S</meta:editing-duration>
    <meta:editing-cycles>118</meta:editing-cycles>
    <meta:document-statistic meta:table-count="9" meta:cell-count="4024" meta:object-count="0"/>
  </office:meta>
</office:document-meta>
</file>